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officeooo:paragraph-rsid="054d2a95"/>
    </style:style>
    <style:style style:name="P4" style:family="paragraph" style:parent-style-name="Heading_20_2">
      <style:text-properties officeooo:rsid="05710b4c" officeooo:paragraph-rsid="05710b4c"/>
    </style:style>
    <style:style style:name="P5" style:family="paragraph" style:parent-style-name="Heading_20_2">
      <style:text-properties officeooo:paragraph-rsid="05e7808b"/>
    </style:style>
    <style:style style:name="P6" style:family="paragraph" style:parent-style-name="Text_20_body">
      <style:text-properties style:font-name="David CLM" officeooo:rsid="02d00e5f" officeooo:paragraph-rsid="032aa1da" style:font-name-complex="David CLM"/>
    </style:style>
    <style:style style:name="P7" style:family="paragraph" style:parent-style-name="Text_20_body">
      <style:text-properties officeooo:paragraph-rsid="0551c3ca"/>
    </style:style>
    <style:style style:name="P8" style:family="paragraph" style:parent-style-name="Default_7e_LT_7e_Gliederung_20_1">
      <style:paragraph-properties fo:text-align="end" style:justify-single-word="false" style:writing-mode="rl-tb"/>
      <style:text-properties style:use-window-font-color="true" style:font-name="David CLM" fo:font-size="12pt" officeooo:paragraph-rsid="0539eeb9" style:font-size-asian="12pt" style:font-name-complex="David CLM" style:font-size-complex="12pt"/>
    </style:style>
    <style:style style:name="P9" style:family="paragraph" style:parent-style-name="Text_20_body">
      <style:paragraph-properties fo:text-align="end" style:justify-single-word="false" style:writing-mode="rl-tb"/>
      <style:text-properties style:use-window-font-color="true" style:font-name="David CLM" fo:font-size="12pt" officeooo:paragraph-rsid="053b95e3" style:font-size-asian="12pt" style:font-name-complex="David CLM" style:font-size-complex="12pt"/>
    </style:style>
    <style:style style:name="P10" style:family="paragraph" style:parent-style-name="Text_20_body">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9eeb9" officeooo:paragraph-rsid="05395269" style:letter-kerning="true" style:font-size-asian="12pt" style:font-style-asian="normal" style:font-weight-asian="normal" style:font-name-complex="David CLM" style:font-size-complex="12pt" style:font-weight-complex="normal" style:text-emphasize="none"/>
    </style:style>
    <style:style style:name="P11" style:family="paragraph" style:parent-style-name="Default">
      <style:paragraph-properties fo:text-align="end" style:justify-single-word="false" style:writing-mode="rl-tb"/>
      <style:text-properties style:use-window-font-color="true" style:font-name="David CLM" fo:font-size="12pt" officeooo:rsid="0539eeb9" officeooo:paragraph-rsid="0539eeb9" style:font-size-asian="12pt" style:font-name-complex="David CLM" style:font-size-complex="12pt"/>
    </style:style>
    <style:style style:name="P12" style:family="paragraph" style:parent-style-name="Default">
      <style:paragraph-properties fo:text-align="end" style:justify-single-word="false" style:writing-mode="rl-tb"/>
      <style:text-properties style:use-window-font-color="true" style:font-name="David CLM" fo:font-size="12pt" officeooo:paragraph-rsid="053b95e3" style:font-size-asian="12pt" style:font-name-complex="David CLM" style:font-size-complex="12pt"/>
    </style:style>
    <style:style style:name="P13" style:family="paragraph" style:parent-style-name="Default">
      <style:paragraph-properties fo:text-align="end" style:justify-single-word="false" style:writing-mode="rl-tb"/>
      <style:text-properties style:use-window-font-color="true" style:font-name="David CLM" fo:font-size="12pt" officeooo:paragraph-rsid="0597735c" style:font-size-asian="12pt" style:font-name-complex="David CLM" style:font-size-complex="12pt"/>
    </style:style>
    <style:style style:name="P14" style:family="paragraph" style:parent-style-name="Default">
      <style:paragraph-properties fo:text-align="end" style:justify-single-word="false" style:writing-mode="rl-tb"/>
      <style:text-properties style:use-window-font-color="true" style:font-name="David CLM" fo:font-size="12pt" officeooo:rsid="053f6dcc" officeooo:paragraph-rsid="053f6dcc" style:font-size-asian="12pt" style:font-name-complex="David CLM" style:font-size-complex="12pt"/>
    </style:style>
    <style:style style:name="P15" style:family="paragraph" style:parent-style-name="Default">
      <style:paragraph-properties fo:text-align="end" style:justify-single-word="false" style:writing-mode="rl-tb"/>
      <style:text-properties style:use-window-font-color="true" style:font-name="David CLM" fo:font-size="12pt" officeooo:rsid="053f6dcc" officeooo:paragraph-rsid="05532347" style:font-size-asian="12pt" style:font-name-complex="David CLM" style:font-size-complex="12pt"/>
    </style:style>
    <style:style style:name="P16" style:family="paragraph" style:parent-style-name="Default">
      <style:paragraph-properties fo:text-align="end" style:justify-single-word="false" style:writing-mode="rl-tb"/>
      <style:text-properties style:use-window-font-color="true" style:font-name="David CLM" fo:font-size="12pt" officeooo:rsid="05411697" officeooo:paragraph-rsid="05411697" style:font-size-asian="12pt" style:font-name-complex="David CLM" style:font-size-complex="12pt"/>
    </style:style>
    <style:style style:name="P17"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3b95e3" officeooo:paragraph-rsid="0539eeb9" style:letter-kerning="true" style:font-size-asian="12pt" style:font-style-asian="normal" style:font-weight-asian="normal" style:font-name-complex="David CLM" style:font-size-complex="12pt" style:text-emphasize="none"/>
    </style:style>
    <style:style style:name="P18"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3dabd5" officeooo:paragraph-rsid="053ca205" style:letter-kerning="true" style:font-size-asian="12pt" style:font-style-asian="normal" style:font-weight-asian="normal" style:font-name-complex="David CLM" style:font-size-complex="12pt" style:text-emphasize="none"/>
    </style:style>
    <style:style style:name="P19" style:family="paragraph" style:parent-style-name="Default">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20" style:family="paragraph" style:parent-style-name="Default">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6b27c0" officeooo:paragraph-rsid="056b27c0" style:letter-kerning="true" style:font-size-asian="12pt" style:font-style-asian="normal" style:font-weight-asian="normal" style:font-name-complex="David CLM" style:font-size-complex="12pt" style:text-emphasize="none"/>
    </style:style>
    <style:style style:name="P21"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e6deb9" officeooo:paragraph-rsid="05e6deb9" style:letter-kerning="true" style:font-size-asian="12pt" style:font-style-asian="normal" style:font-weight-asian="normal" style:font-name-complex="David CLM" style:font-size-complex="12pt" style:text-emphasize="none"/>
    </style:style>
    <style:style style:name="P22" style:family="paragraph" style:parent-style-name="Default">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e4ef80" officeooo:paragraph-rsid="06078b06" style:letter-kerning="true" style:font-size-asian="12pt" style:font-style-asian="normal" style:font-weight-asian="normal" style:font-name-complex="David CLM" style:font-size-complex="12pt" style:text-emphasize="none"/>
    </style:style>
    <style:style style:name="P23"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411697" officeooo:paragraph-rsid="053f6dcc" style:letter-kerning="true" style:font-size-asian="12pt" style:font-style-asian="normal" style:font-weight-asian="normal" style:font-name-complex="David CLM" style:font-size-complex="12pt" style:font-weight-complex="normal" style:text-emphasize="none"/>
    </style:style>
    <style:style style:name="P24"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4b3b0a" officeooo:paragraph-rsid="054b3b0a" style:letter-kerning="true" style:font-size-asian="12pt" style:font-style-asian="normal" style:font-weight-asian="normal" style:font-name-complex="David CLM" style:font-size-complex="12pt" style:font-weight-complex="normal" style:text-emphasize="none"/>
    </style:style>
    <style:style style:name="P25"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546b50" officeooo:paragraph-rsid="05532347" style:letter-kerning="true" style:font-size-asian="12pt" style:font-style-asian="normal" style:font-weight-asian="normal" style:font-name-complex="David CLM" style:font-size-complex="12pt" style:font-weight-complex="normal" style:text-emphasize="none"/>
    </style:style>
    <style:style style:name="P26" style:family="paragraph" style:parent-style-name="Default">
      <style:paragraph-properties fo:text-align="end" style:justify-single-word="false" style:writing-mode="rl-tb"/>
      <style:text-properties style:use-window-font-color="true" style:text-outline="false" style:text-line-through-style="none" style:text-line-through-type="none" style:text-position="9% 100%" style:font-name="David CLM" fo:font-size="12pt" fo:font-style="normal" fo:text-shadow="none" style:text-underline-style="none" fo:font-weight="normal" officeooo:rsid="0539eeb9" officeooo:paragraph-rsid="05505d63" style:letter-kerning="true" style:font-size-asian="12pt" style:font-style-asian="normal" style:font-weight-asian="normal" style:font-name-complex="David CLM" style:font-size-complex="12pt" style:font-weight-complex="normal" style:text-emphasize="none"/>
    </style:style>
    <style:style style:name="P27" style:family="paragraph" style:parent-style-name="Default">
      <style:paragraph-properties style:line-height-at-least="0.139in" fo:text-align="end" style:justify-single-word="false" style:writing-mode="rl-tb"/>
      <style:text-properties officeooo:paragraph-rsid="0561c97f"/>
    </style:style>
    <style:style style:name="P28" style:family="paragraph" style:parent-style-name="Default">
      <style:paragraph-properties style:line-height-at-least="0.139in" fo:text-align="end" style:justify-single-word="false" style:writing-mode="rl-tb"/>
      <style:text-properties officeooo:rsid="05619fb1" officeooo:paragraph-rsid="05619fb1"/>
    </style:style>
    <style:style style:name="P29" style:family="paragraph" style:parent-style-name="Default">
      <style:paragraph-properties style:line-height-at-least="0.139in" fo:text-align="end" style:justify-single-word="false" style:writing-mode="rl-tb"/>
      <style:text-properties officeooo:rsid="056b27c0" officeooo:paragraph-rsid="056b27c0"/>
    </style:style>
    <style:style style:name="P30"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9eeb9" officeooo:paragraph-rsid="0539eeb9" style:letter-kerning="true" style:font-size-asian="12pt" style:font-style-asian="normal" style:font-weight-asian="normal" style:font-name-complex="David CLM" style:font-size-complex="12pt" style:font-weight-complex="normal" style:text-emphasize="none"/>
    </style:style>
    <style:style style:name="P31"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92809" officeooo:paragraph-rsid="05692809" style:letter-kerning="true" style:font-size-asian="12pt" style:font-style-asian="normal" style:font-weight-asian="normal" style:font-name-complex="David CLM" style:font-size-complex="12pt" style:font-weight-complex="normal" style:text-emphasize="none"/>
    </style:style>
    <style:style style:name="P32"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8e7b5" officeooo:paragraph-rsid="0598e7b5" style:letter-kerning="true" style:font-size-asian="12pt" style:font-style-asian="normal" style:font-weight-asian="normal" style:font-name-complex="David CLM" style:font-size-complex="12pt" style:font-weight-complex="normal" style:text-emphasize="none"/>
    </style:style>
    <style:style style:name="P33"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b86082" officeooo:paragraph-rsid="05b86082" style:letter-kerning="true" style:font-size-asian="12pt" style:font-style-asian="normal" style:font-weight-asian="normal" style:font-name-complex="David CLM" style:font-size-complex="12pt" style:font-weight-complex="normal" style:text-emphasize="none"/>
    </style:style>
    <style:style style:name="P34"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bb3fda" officeooo:paragraph-rsid="05bb3fda" style:letter-kerning="true" style:font-size-asian="12pt" style:font-style-asian="normal" style:font-weight-asian="normal" style:font-name-complex="David CLM" style:font-size-complex="12pt" style:font-weight-complex="normal" style:text-emphasize="none"/>
    </style:style>
    <style:style style:name="P35"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d8dcaa" officeooo:paragraph-rsid="05d8dcaa" style:letter-kerning="true" style:font-size-asian="12pt" style:font-style-asian="normal" style:font-weight-asian="normal" style:font-name-complex="David CLM" style:font-size-complex="12pt" style:font-weight-complex="normal" style:text-emphasize="none"/>
    </style:style>
    <style:style style:name="P36"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98899" officeooo:paragraph-rsid="05e98899" style:letter-kerning="true" style:font-size-asian="12pt" style:font-style-asian="normal" style:font-weight-asian="normal" style:font-name-complex="David CLM" style:font-size-complex="12pt" style:font-weight-complex="normal" style:text-emphasize="none"/>
    </style:style>
    <style:style style:name="P37"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9cada" officeooo:paragraph-rsid="05e9cada" style:letter-kerning="true" style:font-size-asian="12pt" style:font-style-asian="normal" style:font-weight-asian="normal" style:font-name-complex="David CLM" style:font-size-complex="12pt" style:font-weight-complex="normal" style:text-emphasize="none"/>
    </style:style>
    <style:style style:name="P38" style:family="paragraph" style:parent-style-name="Standard">
      <style:paragraph-properties fo:text-align="end" style:justify-single-word="false" style:writing-mode="rl-tb"/>
      <style:text-properties style:use-window-font-color="true" style:text-outline="false" style:text-line-through-style="none" style:text-line-through-type="none" style:font-name="David CLM" fo:font-size="12pt" fo:font-style="italic" fo:text-shadow="none" style:text-underline-style="none" fo:font-weight="normal" officeooo:rsid="05bc2625" officeooo:paragraph-rsid="0539eeb9" style:letter-kerning="true" style:font-size-asian="12pt" style:font-style-asian="italic" style:font-weight-asian="normal" style:font-name-complex="David CLM" style:font-size-complex="12pt" style:text-emphasize="none"/>
    </style:style>
    <style:style style:name="P39" style:family="paragraph" style:parent-style-name="Standard">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39eeb9" style:letter-kerning="true" style:font-size-asian="12pt" style:font-style-asian="normal" style:font-weight-asian="normal" style:font-name-complex="David CLM" style:font-size-complex="12pt" style:text-emphasize="none"/>
    </style:style>
    <style:style style:name="P40" style:family="paragraph" style:parent-style-name="Standard">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39eeb9" officeooo:paragraph-rsid="05d8dcaa" style:letter-kerning="true" style:font-size-asian="12pt" style:font-style-asian="normal" style:font-weight-asian="normal" style:font-name-complex="David CLM" style:font-size-complex="12pt" style:text-emphasize="none"/>
    </style:style>
    <style:style style:name="P41" style:family="paragraph" style:parent-style-name="Standard">
      <style:paragraph-properties fo:text-align="end" style:justify-single-word="false" style:writing-mode="rl-tb"/>
      <style:text-properties style:use-window-font-color="true" style:font-name="David CLM" fo:font-size="12pt" officeooo:paragraph-rsid="05c12014" style:font-size-asian="12pt" style:font-name-complex="David CLM" style:font-size-complex="12pt"/>
    </style:style>
    <style:style style:name="P42" style:family="paragraph" style:parent-style-name="Standard">
      <style:paragraph-properties fo:text-align="end" style:justify-single-word="false" style:writing-mode="rl-tb"/>
      <style:text-properties style:use-window-font-color="true" style:font-name="David CLM" fo:font-size="12pt" officeooo:paragraph-rsid="05d8dcaa" style:font-size-asian="12pt" style:font-name-complex="David CLM" style:font-size-complex="12pt"/>
    </style:style>
    <style:style style:name="P43" style:family="paragraph" style:parent-style-name="Standard">
      <style:paragraph-properties fo:text-align="end" style:justify-single-word="false" style:writing-mode="rl-tb"/>
      <style:text-properties style:use-window-font-color="true" style:font-name="David CLM" fo:font-size="12pt" officeooo:rsid="05dd1b2b" officeooo:paragraph-rsid="05dd1b2b" style:font-size-asian="12pt" style:font-name-complex="David CLM" style:font-size-complex="12pt"/>
    </style:style>
    <style:style style:name="P44" style:family="paragraph" style:parent-style-name="Standard">
      <style:paragraph-properties fo:text-align="start" style:justify-single-word="false" style:writing-mode="lr-tb"/>
      <style:text-properties style:use-window-font-color="true" style:text-outline="false" style:text-line-through-style="none" style:text-line-through-type="none" style:font-name="Times New Roman" fo:font-size="12pt" fo:font-style="italic" fo:text-shadow="none" style:text-underline-style="none" fo:font-weight="bold" officeooo:paragraph-rsid="05c12014" style:letter-kerning="true" style:font-size-asian="12pt" style:font-style-asian="italic" style:font-weight-asian="bold" style:font-name-complex="David CLM" style:font-size-complex="12pt" style:font-weight-complex="bold" style:text-emphasize="none"/>
    </style:style>
    <style:style style:name="P4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style:font-size-asian="12pt" style:font-name-complex="David CLM" style:font-size-complex="12pt"/>
    </style:style>
    <style:style style:name="P4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677118" style:font-size-asian="12pt" style:font-name-complex="David CLM" style:font-size-complex="12pt"/>
    </style:style>
    <style:style style:name="P4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692809" style:font-size-asian="12pt" style:font-name-complex="David CLM" style:font-size-complex="12pt"/>
    </style:style>
    <style:style style:name="P4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6b202e" style:font-size-asian="12pt" style:font-name-complex="David CLM" style:font-size-complex="12pt"/>
    </style:style>
    <style:style style:name="P4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747148" style:font-size-asian="12pt" style:font-name-complex="David CLM" style:font-size-complex="12pt"/>
    </style:style>
    <style:style style:name="P5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88b285" style:font-size-asian="12pt" style:font-name-complex="David CLM" style:font-size-complex="12pt"/>
    </style:style>
    <style:style style:name="P5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8e28e4" style:font-size-asian="12pt" style:font-name-complex="David CLM" style:font-size-complex="12pt"/>
    </style:style>
    <style:style style:name="P5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d11d37" style:font-size-asian="12pt" style:font-name-complex="David CLM" style:font-size-complex="12pt"/>
    </style:style>
    <style:style style:name="P5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97735c" style:font-size-asian="12pt" style:font-name-complex="David CLM" style:font-size-complex="12pt"/>
    </style:style>
    <style:style style:name="P5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deceee" style:font-size-asian="12pt" style:font-name-complex="David CLM" style:font-size-complex="12pt"/>
    </style:style>
    <style:style style:name="P5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5c6944" officeooo:paragraph-rsid="055c6944" style:font-size-asian="12pt" style:font-name-complex="David CLM" style:font-size-complex="12pt"/>
    </style:style>
    <style:style style:name="P5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61c97f" officeooo:paragraph-rsid="0561c97f" style:font-size-asian="12pt" style:font-name-complex="David CLM" style:font-size-complex="12pt"/>
    </style:style>
    <style:style style:name="P5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61c97f" officeooo:paragraph-rsid="05677118" style:font-size-asian="12pt" style:font-name-complex="David CLM" style:font-size-complex="12pt"/>
    </style:style>
    <style:style style:name="P5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6c5d43" officeooo:paragraph-rsid="0570a81d" style:font-size-asian="12pt" style:font-name-complex="David CLM" style:font-size-complex="12pt"/>
    </style:style>
    <style:style style:name="P5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710b4c" officeooo:paragraph-rsid="05710b4c" style:font-size-asian="12pt" style:font-name-complex="David CLM" style:font-size-complex="12pt"/>
    </style:style>
    <style:style style:name="P6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717c4c" officeooo:paragraph-rsid="05717c4c" style:font-size-asian="12pt" style:font-name-complex="David CLM" style:font-size-complex="12pt"/>
    </style:style>
    <style:style style:name="P6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88b285" officeooo:paragraph-rsid="0588b285" style:font-size-asian="12pt" style:font-name-complex="David CLM" style:font-size-complex="12pt"/>
    </style:style>
    <style:style style:name="P6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8a2cb0" officeooo:paragraph-rsid="058a2cb0" style:font-size-asian="12pt" style:font-name-complex="David CLM" style:font-size-complex="12pt"/>
    </style:style>
    <style:style style:name="P6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837c04" officeooo:paragraph-rsid="058b8381" style:font-size-asian="12pt" style:font-name-complex="David CLM" style:font-size-complex="12pt"/>
    </style:style>
    <style:style style:name="P6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6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6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97735c" style:letter-kerning="true" style:font-size-asian="12pt" style:font-style-asian="normal" style:font-weight-asian="normal" style:font-name-complex="David CLM" style:font-size-complex="12pt" style:text-emphasize="none"/>
    </style:style>
    <style:style style:name="P6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88b285" officeooo:paragraph-rsid="0588b285" style:letter-kerning="true" style:font-size-asian="12pt" style:font-style-asian="normal" style:font-weight-asian="normal" style:font-name-complex="David CLM" style:font-size-complex="12pt" style:text-emphasize="none"/>
    </style:style>
    <style:style style:name="P6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7a8807" officeooo:paragraph-rsid="057dec20" style:letter-kerning="true" style:font-size-asian="12pt" style:font-style-asian="normal" style:font-weight-asian="normal" style:font-name-complex="David CLM" style:font-size-complex="12pt" style:text-emphasize="none"/>
    </style:style>
    <style:style style:name="P6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8b8381" officeooo:paragraph-rsid="058a2cb0" style:letter-kerning="true" style:font-size-asian="12pt" style:font-style-asian="normal" style:font-weight-asian="normal" style:font-name-complex="David CLM" style:font-size-complex="12pt" style:text-emphasize="none"/>
    </style:style>
    <style:style style:name="P7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e23503" officeooo:paragraph-rsid="05e3f680" style:letter-kerning="true" style:font-size-asian="12pt" style:font-style-asian="normal" style:font-weight-asian="normal" style:font-name-complex="David CLM" style:font-size-complex="12pt" style:text-emphasize="none"/>
    </style:style>
    <style:style style:name="P7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60cb74" officeooo:paragraph-rsid="055c6944" style:letter-kerning="true" style:font-size-asian="12pt" style:font-style-asian="normal" style:font-weight-asian="normal" style:font-name-complex="David CLM" style:font-size-complex="12pt" style:font-weight-complex="normal" style:text-emphasize="none"/>
    </style:style>
    <style:style style:name="P7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italic" fo:text-shadow="none" style:text-underline-style="none" fo:font-weight="normal" officeooo:rsid="05677118" officeooo:paragraph-rsid="05677118" style:letter-kerning="true" style:font-size-asian="12pt" style:font-style-asian="italic" style:font-weight-asian="normal" style:font-name-complex="David CLM" style:font-size-complex="12pt" style:text-emphasize="none"/>
    </style:style>
    <style:style style:name="P7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italic" fo:text-shadow="none" style:text-underline-style="none" fo:font-weight="normal" officeooo:paragraph-rsid="0597735c" style:letter-kerning="true" style:font-size-asian="12pt" style:font-style-asian="italic" style:font-weight-asian="normal" style:font-name-complex="David CLM" style:font-size-complex="12pt" style:text-emphasize="none"/>
    </style:style>
    <style:style style:name="P7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0a81d" officeooo:paragraph-rsid="0570a81d" style:letter-kerning="true" style:font-size-asian="12pt" style:font-style-asian="normal" style:font-weight-asian="normal" style:font-name-complex="David CLM" style:font-size-complex="12pt" style:font-weight-complex="normal" style:text-emphasize="none"/>
    </style:style>
    <style:style style:name="P7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9eeb9" officeooo:paragraph-rsid="0570a81d" style:letter-kerning="true" style:font-size-asian="12pt" style:font-style-asian="normal" style:font-weight-asian="normal" style:font-name-complex="David CLM" style:font-size-complex="12pt" style:font-weight-complex="normal" style:text-emphasize="none"/>
    </style:style>
    <style:style style:name="P7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9eeb9" officeooo:paragraph-rsid="057f51e7" style:letter-kerning="true" style:font-size-asian="12pt" style:font-style-asian="normal" style:font-weight-asian="normal" style:font-name-complex="David CLM" style:font-size-complex="12pt" style:font-weight-complex="normal" style:text-emphasize="none"/>
    </style:style>
    <style:style style:name="P7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47148" officeooo:paragraph-rsid="05717c4c" style:letter-kerning="true" style:font-size-asian="12pt" style:font-style-asian="normal" style:font-weight-asian="normal" style:font-name-complex="David CLM" style:font-size-complex="12pt" style:font-weight-complex="normal" style:text-emphasize="none"/>
    </style:style>
    <style:style style:name="P7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319d8" officeooo:paragraph-rsid="059319d8" style:letter-kerning="true" style:font-size-asian="12pt" style:font-style-asian="normal" style:font-weight-asian="normal" style:font-name-complex="David CLM" style:font-size-complex="12pt" style:font-weight-complex="normal" style:text-emphasize="none"/>
    </style:style>
    <style:style style:name="P7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63261" style:letter-kerning="true" style:font-size-asian="12pt" style:font-style-asian="normal" style:font-weight-asian="normal" style:font-name-complex="David CLM" style:font-size-complex="12pt" style:font-style-complex="normal" style:font-weight-complex="normal" style:text-emphasize="none"/>
    </style:style>
    <style:style style:name="P8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9b9476" officeooo:paragraph-rsid="05b8394a" style:letter-kerning="true" style:font-size-asian="12pt" style:font-style-asian="italic" style:font-weight-asian="normal" style:font-name-complex="David CLM" style:font-size-complex="12pt" style:font-weight-complex="normal" style:text-emphasize="none"/>
    </style:style>
    <style:style style:name="P81"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bead51" style:font-size-asian="12pt" style:font-name-complex="David CLM" style:font-size-complex="12pt"/>
    </style:style>
    <style:style style:name="P82"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c0aec3" style:font-size-asian="12pt" style:font-name-complex="David CLM" style:font-size-complex="12pt"/>
    </style:style>
    <style:style style:name="P83"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c4fa4e" officeooo:paragraph-rsid="05c4fa4e" style:font-size-asian="12pt" style:font-name-complex="David CLM" style:font-size-complex="12pt"/>
    </style:style>
    <style:style style:name="P84"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c6890e" officeooo:paragraph-rsid="05c6890e" style:font-size-asian="12pt" style:font-name-complex="David CLM" style:font-size-complex="12pt"/>
    </style:style>
    <style:style style:name="P85"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b977f9" officeooo:paragraph-rsid="05b977f9" style:letter-kerning="true" style:font-size-asian="12pt" style:font-style-asian="italic" style:font-weight-asian="normal" style:font-name-complex="David CLM" style:font-size-complex="12pt" style:font-weight-complex="normal" style:text-emphasize="none"/>
    </style:style>
    <style:style style:name="P86"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bc2625" officeooo:paragraph-rsid="05bc2625" style:letter-kerning="true" style:font-size-asian="12pt" style:font-style-asian="italic" style:font-weight-asian="normal" style:font-name-complex="David CLM" style:font-size-complex="12pt" style:font-weight-complex="normal" style:text-emphasize="none"/>
    </style:style>
    <style:style style:name="P87"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font-name="David CLM" fo:font-size="12pt" style:font-size-asian="12pt" style:font-name-complex="David CLM" style:font-size-complex="12pt"/>
    </style:style>
    <style:style style:name="P88"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89"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font-name="Times New Roman" fo:font-size="12pt" fo:font-style="italic" fo:text-shadow="none" style:text-underline-style="none" fo:font-weight="normal" officeooo:paragraph-rsid="0597735c" style:letter-kerning="true" style:font-size-asian="12pt" style:font-style-asian="italic" style:font-weight-asian="normal" style:font-name-complex="David CLM" style:font-size-complex="12pt" style:text-emphasize="none"/>
    </style:style>
    <style:style style:name="P90"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font-name="Times New Roman" fo:font-size="12pt" fo:font-style="italic" fo:text-shadow="none" style:text-underline-style="none" fo:font-weight="bold" style:letter-kerning="true" style:font-size-asian="12pt" style:font-style-asian="italic" style:font-weight-asian="bold" style:font-name-complex="David CLM" style:font-size-complex="12pt" style:font-weight-complex="bold" style:text-emphasize="none"/>
    </style:style>
    <style:style style:name="P91"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text-position="0% 100%" style:font-name="Times New Roman" fo:font-size="12pt" fo:font-style="italic" fo:text-shadow="none" style:text-underline-style="none" fo:font-weight="bold" officeooo:rsid="05b68f6c" officeooo:paragraph-rsid="05b977f9" style:letter-kerning="true" style:font-size-asian="12pt" style:font-style-asian="italic" style:font-weight-asian="bold" style:font-name-complex="David CLM" style:font-size-complex="12pt" style:font-weight-complex="bold" style:text-emphasize="none"/>
    </style:style>
    <style:style style:name="P92" style:family="paragraph" style:parent-style-name="Standard">
      <style:text-properties style:text-position="0% 100%" officeooo:rsid="050f744d" officeooo:paragraph-rsid="0539eeb9"/>
    </style:style>
    <style:style style:name="P93" style:family="paragraph" style:parent-style-name="Standard" style:list-style-name="L8">
      <style:paragraph-properties style:line-height-at-least="0.139in" fo:text-align="end" style:justify-single-word="false" style:writing-mode="rl-tb"/>
      <style:text-properties style:use-window-font-color="true" style:font-name="David CLM" fo:font-size="12pt" officeooo:rsid="05c4fa4e" officeooo:paragraph-rsid="05c4fa4e" style:font-size-asian="12pt" style:font-name-complex="David CLM" style:font-size-complex="12pt"/>
    </style:style>
    <style:style style:name="P94" style:family="paragraph" style:parent-style-name="Standard" style:list-style-name="L8">
      <style:paragraph-properties style:line-height-at-least="0.139in" fo:text-align="end" style:justify-single-word="false" style:writing-mode="rl-tb"/>
      <style:text-properties style:use-window-font-color="true" style:font-name="David CLM" fo:font-size="12pt" officeooo:rsid="05c59125" officeooo:paragraph-rsid="05c59125" style:font-size-asian="12pt" style:font-name-complex="David CLM" style:font-size-complex="12pt"/>
    </style:style>
    <style:style style:name="P95" style:family="paragraph" style:parent-style-name="Standard" style:list-style-name="L9">
      <style:paragraph-properties style:line-height-at-least="0.139in" fo:text-align="end" style:justify-single-word="false" style:writing-mode="rl-tb"/>
      <style:text-properties style:use-window-font-color="true" style:font-name="David CLM" fo:font-size="12pt" officeooo:rsid="05c6890e" officeooo:paragraph-rsid="05c6890e" style:font-size-asian="12pt" style:font-name-complex="David CLM" style:font-size-complex="12pt"/>
    </style:style>
    <style:style style:name="P96" style:family="paragraph" style:parent-style-name="Standard" style:list-style-name="L9">
      <style:paragraph-properties style:line-height-at-least="0.139in" fo:text-align="end" style:justify-single-word="false" style:writing-mode="rl-tb"/>
      <style:text-properties style:use-window-font-color="true" style:font-name="David CLM" fo:font-size="12pt" officeooo:rsid="05c6890e" officeooo:paragraph-rsid="05cd43cb" style:font-size-asian="12pt" style:font-name-complex="David CLM" style:font-size-complex="12pt"/>
    </style:style>
    <style:style style:name="P97" style:family="paragraph" style:parent-style-name="Standard" style:list-style-name="L8">
      <style:paragraph-properties style:line-height-at-least="0.139in" fo:text-align="end" style:justify-single-word="false" style:writing-mode="rl-tb"/>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c4fa4e" officeooo:paragraph-rsid="05c4fa4e" style:letter-kerning="true" style:font-size-asian="12pt" style:font-style-asian="italic" style:font-weight-asian="normal" style:font-name-complex="David CLM" style:font-size-complex="12pt" style:font-weight-complex="normal" style:text-emphasize="none"/>
    </style:style>
    <style:style style:name="P98" style:family="paragraph" style:parent-style-name="Standard" style:list-style-name="L9">
      <style:paragraph-properties style:line-height-at-least="0.139in" fo:text-align="end" style:justify-single-word="false" style:writing-mode="rl-tb"/>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cd43cb" officeooo:paragraph-rsid="05cd43cb" style:letter-kerning="true" style:font-size-asian="12pt" style:font-style-asian="italic" style:font-weight-asian="normal" style:font-name-complex="David CLM" style:font-size-complex="12pt" style:font-weight-complex="normal" style:text-emphasize="none"/>
    </style:style>
    <style:style style:name="P99" style:family="paragraph" style:parent-style-name="Standard" style:list-style-name="L12">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98899" officeooo:paragraph-rsid="05e98899" style:letter-kerning="true" style:font-size-asian="12pt" style:font-style-asian="normal" style:font-weight-asian="normal" style:font-name-complex="David CLM" style:font-size-complex="12pt" style:font-weight-complex="normal" style:text-emphasize="none"/>
    </style:style>
    <style:style style:name="P100" style:family="paragraph" style:parent-style-name="Standard" style:list-style-name="L12">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9cada" officeooo:paragraph-rsid="05e9cada" style:letter-kerning="true" style:font-size-asian="12pt" style:font-style-asian="normal" style:font-weight-asian="normal" style:font-name-complex="David CLM" style:font-size-complex="12pt" style:font-weight-complex="normal" style:text-emphasize="none"/>
    </style:style>
    <style:style style:name="P101" style:family="paragraph" style:parent-style-name="Default" style:list-style-name="L1">
      <style:paragraph-properties fo:text-align="end" style:justify-single-word="false" style:writing-mode="rl-tb"/>
      <style:text-properties officeooo:paragraph-rsid="054a593f"/>
    </style:style>
    <style:style style:name="P102" style:family="paragraph" style:parent-style-name="Default" style:list-style-name="L1">
      <style:paragraph-properties fo:text-align="end" style:justify-single-word="false" style:writing-mode="rl-tb"/>
      <style:text-properties officeooo:rsid="054a593f" officeooo:paragraph-rsid="054a593f"/>
    </style:style>
    <style:style style:name="P103" style:family="paragraph" style:parent-style-name="Default" style:list-style-name="L2">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60cb74" style:letter-kerning="true" style:font-size-asian="12pt" style:font-style-asian="normal" style:font-weight-asian="normal" style:font-name-complex="David CLM" style:font-size-complex="12pt" style:text-emphasize="none"/>
    </style:style>
    <style:style style:name="P104" style:family="paragraph" style:parent-style-name="Default" style:list-style-name="L3">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105" style:family="paragraph" style:parent-style-name="Default" style:list-style-name="L5">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106" style:family="paragraph" style:parent-style-name="Default" style:list-style-name="L6">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107" style:family="paragraph" style:parent-style-name="Default" style:list-style-name="L4">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6b202e" officeooo:paragraph-rsid="056b202e" style:letter-kerning="true" style:font-size-asian="12pt" style:font-style-asian="normal" style:font-weight-asian="normal" style:font-name-complex="David CLM" style:font-size-complex="12pt" style:text-emphasize="none"/>
    </style:style>
    <style:style style:name="P108" style:family="paragraph" style:parent-style-name="Default" style:list-style-name="L11">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e4ef80" officeooo:paragraph-rsid="05e4ef80" style:letter-kerning="true" style:font-size-asian="12pt" style:font-style-asian="normal" style:font-weight-asian="normal" style:font-name-complex="David CLM" style:font-size-complex="12pt" style:text-emphasize="none"/>
    </style:style>
    <style:style style:name="P109" style:family="paragraph" style:parent-style-name="Default">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6059db8" officeooo:paragraph-rsid="06078b06" style:letter-kerning="true" style:font-size-asian="12pt" style:font-style-asian="normal" style:font-weight-asian="normal" style:font-name-complex="David CLM" style:font-size-complex="12pt" style:text-emphasize="none"/>
    </style:style>
    <style:style style:name="P110" style:family="paragraph" style:parent-style-name="Default" style:list-style-name="L3">
      <style:paragraph-properties style:line-height-at-least="0.139in" fo:text-align="end" style:justify-single-word="false" style:writing-mode="rl-tb"/>
    </style:style>
    <style:style style:name="P111" style:family="paragraph" style:parent-style-name="Default" style:list-style-name="L4">
      <style:paragraph-properties style:line-height-at-least="0.139in" fo:text-align="end" style:justify-single-word="false" style:writing-mode="rl-tb"/>
      <style:text-properties officeooo:paragraph-rsid="056b202e"/>
    </style:style>
    <style:style style:name="P112" style:family="paragraph" style:parent-style-name="Default" style:list-style-name="L7">
      <style:paragraph-properties style:line-height-at-least="0.139in" fo:text-align="end" style:justify-single-word="false" style:writing-mode="rl-tb"/>
      <style:text-properties officeooo:paragraph-rsid="0590124d"/>
    </style:style>
    <style:style style:name="P113" style:family="paragraph" style:parent-style-name="Default" style:list-style-name="L10">
      <style:paragraph-properties style:line-height-at-least="0.139in" fo:text-align="end" style:justify-single-word="false" style:writing-mode="rl-tb"/>
      <style:text-properties officeooo:paragraph-rsid="05d11d37"/>
    </style:style>
    <style:style style:name="P114" style:family="paragraph" style:parent-style-name="Default" style:list-style-name="L10">
      <style:paragraph-properties style:line-height-at-least="0.139in" fo:text-align="end" style:justify-single-word="false" style:writing-mode="rl-tb"/>
      <style:text-properties officeooo:paragraph-rsid="05d59550"/>
    </style:style>
    <style:style style:name="P115" style:family="paragraph" style:parent-style-name="Default" style:list-style-name="L10">
      <style:paragraph-properties style:line-height-at-least="0.139in" fo:text-align="end" style:justify-single-word="false" style:writing-mode="rl-tb"/>
      <style:text-properties officeooo:paragraph-rsid="05d70687"/>
    </style:style>
    <style:style style:name="P116" style:family="paragraph" style:parent-style-name="Default" style:list-style-name="L11">
      <style:paragraph-properties style:line-height-at-least="0.139in" fo:text-align="end" style:justify-single-word="false" style:writing-mode="rl-tb"/>
      <style:text-properties officeooo:paragraph-rsid="05e3f680"/>
    </style:style>
    <style:style style:name="P117" style:family="paragraph" style:parent-style-name="Default">
      <style:paragraph-properties style:line-height-at-least="0.139in" fo:text-align="end" style:justify-single-word="false" style:writing-mode="rl-tb"/>
      <style:text-properties officeooo:paragraph-rsid="0608a2fb"/>
    </style:style>
    <style:style style:name="P118" style:family="paragraph" style:parent-style-name="Default" style:list-style-name="L10">
      <style:paragraph-properties style:line-height-at-least="0.139in" fo:text-align="end" style:justify-single-word="false" style:writing-mode="rl-tb"/>
      <style:text-properties officeooo:rsid="05d70687" officeooo:paragraph-rsid="05d70687"/>
    </style:style>
    <style:style style:name="P119" style:family="paragraph" style:parent-style-name="Default">
      <style:paragraph-properties style:line-height-at-least="0.139in" fo:text-align="end" style:justify-single-word="false" style:writing-mode="rl-tb"/>
      <style:text-properties officeooo:rsid="056b27c0" officeooo:paragraph-rsid="056b27c0"/>
    </style:style>
    <style:style style:name="P120" style:family="paragraph" style:parent-style-name="Default">
      <style:paragraph-properties fo:text-align="start" style:justify-single-word="false" style:writing-mode="lr-tb"/>
      <style:text-properties style:use-window-font-color="true" style:text-outline="false" style:text-line-through-style="none" style:text-line-through-type="none" style:font-name="Times New Roman" fo:font-size="12pt" fo:font-style="italic" fo:text-shadow="none" style:text-underline-style="none" fo:font-weight="normal" officeooo:paragraph-rsid="0597735c" style:letter-kerning="true" style:font-size-asian="12pt" style:font-style-asian="italic" style:font-weight-asian="normal" style:font-name-complex="David CLM" style:font-size-complex="12pt" style:text-emphasize="none"/>
    </style:style>
    <style:style style:name="P121"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font-name="Times New Roman" fo:font-size="12pt" fo:font-style="italic" fo:text-shadow="none" style:text-underline-style="none" fo:font-weight="normal" officeooo:paragraph-rsid="0597735c" style:letter-kerning="true" style:font-size-asian="12pt" style:font-style-asian="italic" style:font-weight-asian="normal" style:font-name-complex="David CLM" style:font-size-complex="12pt" style:text-emphasize="none"/>
    </style:style>
    <style:style style:name="P122" style:family="paragraph" style:parent-style-name="Heading_20_1">
      <style:text-properties style:font-name="David CLM" officeooo:rsid="0535e440" officeooo:paragraph-rsid="0535e440" style:font-name-complex="David CLM"/>
    </style:style>
    <style:style style:name="T1" style:family="text">
      <style:text-properties style:use-window-font-color="true" style:text-outline="false" style:text-line-through-style="none" style:text-line-through-type="none" style:text-position="0% 100%" style:font-name="Times New Roman" fo:font-size="12pt" fo:font-style="italic" fo:text-shadow="none" style:text-underline-style="none" fo:font-weight="normal" style:letter-kerning="true" style:font-size-asian="12pt" style:font-style-asian="italic" style:font-weight-asian="normal" style:font-name-complex="Times New Roman" style:font-size-complex="12pt" style:font-weight-complex="normal" style:text-emphasize="none"/>
    </style:style>
    <style:style style:name="T2" style:family="text">
      <style:text-properties style:use-window-font-color="true" style:text-outline="false" style:text-line-through-style="none" style:text-line-through-type="none" style:text-position="0% 100%" style:font-name="Times New Roman" fo:font-size="12pt" fo:font-style="italic" fo:text-shadow="none" style:text-underline-style="none" fo:font-weight="normal" officeooo:rsid="05c88431" style:letter-kerning="true" style:font-size-asian="12pt" style:font-style-asian="italic" style:font-weight-asian="normal" style:font-name-complex="Times New Roman" style:font-size-complex="12pt" style:font-weight-complex="normal" style:text-emphasize="none"/>
    </style:style>
    <style:style style:name="T3" style:family="text">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weight-complex="normal" style:text-emphasize="none"/>
    </style:style>
    <style:style style:name="T4"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3482c" style:letter-kerning="true" style:font-size-asian="12pt" style:font-style-asian="normal" style:font-weight-asian="normal" style:font-name-complex="David CLM" style:font-size-complex="12pt" style:font-weight-complex="normal" style:text-emphasize="none"/>
    </style:style>
    <style:style style:name="T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6cb93" style:letter-kerning="true" style:font-size-asian="12pt" style:font-style-asian="normal" style:font-weight-asian="normal" style:font-name-complex="David CLM" style:font-size-complex="12pt" style:font-weight-complex="normal" style:text-emphasize="none"/>
    </style:style>
    <style:style style:name="T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a593f" style:letter-kerning="true" style:font-size-asian="12pt" style:font-style-asian="normal" style:font-weight-asian="normal" style:font-name-complex="David CLM" style:font-size-complex="12pt" style:font-weight-complex="normal" style:text-emphasize="none"/>
    </style:style>
    <style:style style:name="T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11697" style:letter-kerning="true" style:font-size-asian="12pt" style:font-style-asian="normal" style:font-weight-asian="normal" style:font-name-complex="David CLM" style:font-size-complex="12pt" style:font-weight-complex="normal" style:text-emphasize="none"/>
    </style:style>
    <style:style style:name="T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1a484" style:letter-kerning="true" style:font-size-asian="12pt" style:font-style-asian="normal" style:font-weight-asian="normal" style:font-name-complex="David CLM" style:font-size-complex="12pt" style:font-weight-complex="normal" style:text-emphasize="none"/>
    </style:style>
    <style:style style:name="T9" style:family="text">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1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51c3ca" style:letter-kerning="true" style:font-size-asian="12pt" style:font-style-asian="normal" style:font-weight-asian="normal" style:font-name-complex="David CLM" style:font-size-complex="12pt" style:text-emphasize="none"/>
    </style:style>
    <style:style style:name="T11"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528474" style:letter-kerning="true" style:font-size-asian="12pt" style:font-style-asian="normal" style:font-weight-asian="normal" style:font-name-complex="David CLM" style:font-size-complex="12pt" style:text-emphasize="none"/>
    </style:style>
    <style:style style:name="T12"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1c97f" style:letter-kerning="true" style:font-size-asian="12pt" style:font-style-asian="normal" style:font-weight-asian="normal" style:font-name-complex="David CLM" style:font-size-complex="12pt" style:text-emphasize="none"/>
    </style:style>
    <style:style style:name="T13"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6831b" style:letter-kerning="true" style:font-size-asian="12pt" style:font-style-asian="normal" style:font-weight-asian="normal" style:font-name-complex="David CLM" style:font-size-complex="12pt" style:text-emphasize="none"/>
    </style:style>
    <style:style style:name="T14"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9522e" style:letter-kerning="true" style:font-size-asian="12pt" style:font-style-asian="normal" style:font-weight-asian="normal" style:font-name-complex="David CLM" style:font-size-complex="12pt" style:text-emphasize="none"/>
    </style:style>
    <style:style style:name="T1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aa503" style:letter-kerning="true" style:font-size-asian="12pt" style:font-style-asian="normal" style:font-weight-asian="normal" style:font-name-complex="David CLM" style:font-size-complex="12pt" style:text-emphasize="none"/>
    </style:style>
    <style:style style:name="T1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b202e" style:letter-kerning="true" style:font-size-asian="12pt" style:font-style-asian="normal" style:font-weight-asian="normal" style:font-name-complex="David CLM" style:font-size-complex="12pt" style:text-emphasize="none"/>
    </style:style>
    <style:style style:name="T1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b27c0" style:letter-kerning="true" style:font-size-asian="12pt" style:font-style-asian="normal" style:font-weight-asian="normal" style:font-name-complex="David CLM" style:font-size-complex="12pt" style:text-emphasize="none"/>
    </style:style>
    <style:style style:name="T1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e23503" style:letter-kerning="true" style:font-size-asian="12pt" style:font-style-asian="normal" style:font-weight-asian="normal" style:font-name-complex="David CLM" style:font-size-complex="12pt" style:text-emphasize="none"/>
    </style:style>
    <style:style style:name="T19"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f108f" style:letter-kerning="true" style:font-size-asian="12pt" style:font-style-asian="normal" style:font-weight-asian="normal" style:font-name-complex="David CLM" style:font-size-complex="12pt" style:text-emphasize="none"/>
    </style:style>
    <style:style style:name="T2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e3f680" style:letter-kerning="true" style:font-size-asian="12pt" style:font-style-asian="normal" style:font-weight-asian="normal" style:font-name-complex="David CLM" style:font-size-complex="12pt" style:text-emphasize="none"/>
    </style:style>
    <style:style style:name="T21"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e4ef80" style:letter-kerning="true" style:font-size-asian="12pt" style:font-style-asian="normal" style:font-weight-asian="normal" style:font-name-complex="David CLM" style:font-size-complex="12pt" style:text-emphasize="none"/>
    </style:style>
    <style:style style:name="T22"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11d37" style:letter-kerning="true" style:font-size-asian="12pt" style:font-style-asian="normal" style:font-weight-asian="normal" style:font-name-complex="David CLM" style:font-size-complex="12pt" style:text-emphasize="none"/>
    </style:style>
    <style:style style:name="T23"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3cc52" style:letter-kerning="true" style:font-size-asian="12pt" style:font-style-asian="normal" style:font-weight-asian="normal" style:font-name-complex="David CLM" style:font-size-complex="12pt" style:text-emphasize="none"/>
    </style:style>
    <style:style style:name="T24"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59550" style:letter-kerning="true" style:font-size-asian="12pt" style:font-style-asian="normal" style:font-weight-asian="normal" style:font-name-complex="David CLM" style:font-size-complex="12pt" style:text-emphasize="none"/>
    </style:style>
    <style:style style:name="T2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70687" style:letter-kerning="true" style:font-size-asian="12pt" style:font-style-asian="normal" style:font-weight-asian="normal" style:font-name-complex="David CLM" style:font-size-complex="12pt" style:text-emphasize="none"/>
    </style:style>
    <style:style style:name="T2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8dcaa" style:letter-kerning="true" style:font-size-asian="12pt" style:font-style-asian="normal" style:font-weight-asian="normal" style:font-name-complex="David CLM" style:font-size-complex="12pt" style:text-emphasize="none"/>
    </style:style>
    <style:style style:name="T2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608a2fb" style:letter-kerning="true" style:font-size-asian="12pt" style:font-style-asian="normal" style:font-weight-asian="normal" style:font-name-complex="David CLM" style:font-size-complex="12pt" style:text-emphasize="none"/>
    </style:style>
    <style:style style:name="T2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60a7ab8" style:letter-kerning="true" style:font-size-asian="12pt" style:font-style-asian="normal" style:font-weight-asian="normal" style:font-name-complex="David CLM" style:font-size-complex="12pt" style:text-emphasize="none"/>
    </style:style>
    <style:style style:name="T29" style:family="text">
      <style:text-properties style:use-window-font-color="true"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font-style-complex="italic" style:font-weight-complex="normal" style:text-emphasize="none"/>
    </style:style>
    <style:style style:name="T30"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44e289" style:letter-kerning="true" style:font-size-asian="12pt" style:font-style-asian="italic" style:font-weight-asian="normal" style:font-name-complex="David CLM" style:font-size-complex="12pt" style:font-style-complex="italic" style:font-weight-complex="normal" style:text-emphasize="none"/>
    </style:style>
    <style:style style:name="T31"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46cb93" style:letter-kerning="true" style:font-size-asian="12pt" style:font-style-asian="italic" style:font-weight-asian="normal" style:font-name-complex="David CLM" style:font-size-complex="12pt" style:font-style-complex="italic" style:font-weight-complex="normal" style:text-emphasize="none"/>
    </style:style>
    <style:style style:name="T32"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4a593f" style:letter-kerning="true" style:font-size-asian="12pt" style:font-style-asian="italic" style:font-weight-asian="normal" style:font-name-complex="David CLM" style:font-size-complex="12pt" style:font-style-complex="italic" style:font-weight-complex="normal" style:text-emphasize="none"/>
    </style:style>
    <style:style style:name="T33"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411697" style:letter-kerning="true" style:font-size-asian="12pt" style:font-style-asian="italic" style:font-weight-asian="normal" style:font-name-complex="David CLM" style:font-size-complex="12pt" style:font-style-complex="italic" style:font-weight-complex="normal" style:text-emphasize="none"/>
    </style:style>
    <style:style style:name="T34" style:family="text">
      <style:text-properties style:use-window-font-color="true"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35"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61c97f" style:letter-kerning="true" style:font-size-asian="12pt" style:font-style-asian="italic" style:font-weight-asian="normal" style:font-name-complex="David CLM" style:font-size-complex="12pt" style:text-emphasize="none"/>
    </style:style>
    <style:style style:name="T36"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90124d" style:letter-kerning="true" style:font-size-asian="12pt" style:font-style-asian="italic" style:font-weight-asian="normal" style:font-name-complex="David CLM" style:font-size-complex="12pt" style:text-emphasize="none"/>
    </style:style>
    <style:style style:name="T37" style:family="text">
      <style:text-properties style:use-window-font-color="true" style:text-outline="false" style:text-line-through-style="none" style:text-line-through-type="none" style:font-name="David CLM" fo:font-size="12pt" fo:font-style="italic" fo:text-shadow="none" style:text-underline-style="none" fo:font-weight="bold" style:letter-kerning="true" style:font-size-asian="12pt" style:font-style-asian="italic" style:font-weight-asian="bold" style:font-name-complex="David CLM" style:font-size-complex="12pt" style:font-style-complex="italic" style:text-emphasize="none"/>
    </style:style>
    <style:style style:name="T38" style:family="text">
      <style:text-properties style:use-window-font-color="true" style:text-outline="false" style:text-line-through-style="none" style:text-line-through-type="none" style:text-position="sub 58%" style:font-name="Times New Roman" fo:font-size="12pt" fo:font-style="normal" fo:text-shadow="none" style:text-underline-style="none" fo:font-weight="normal" officeooo:rsid="05d3cc52" style:letter-kerning="true" style:font-size-asian="12pt" style:font-style-asian="normal" style:font-weight-asian="normal" style:font-name-complex="Times New Roman" style:font-size-complex="12pt" style:text-emphasize="none"/>
    </style:style>
    <style:style style:name="T39" style:family="text">
      <style:text-properties style:use-window-font-color="true" style:text-outline="false" style:text-line-through-style="none" style:text-line-through-type="none" style:text-position="sub 58%" style:font-name="Times New Roman" fo:font-size="12pt" fo:font-style="italic" fo:text-shadow="none" style:text-underline-style="none" fo:font-weight="normal" officeooo:rsid="05d3cc52" style:letter-kerning="true" style:font-size-asian="12pt" style:font-style-asian="italic" style:font-weight-asian="normal" style:font-name-complex="Times New Roman" style:font-size-complex="12pt" style:font-style-complex="italic" style:text-emphasize="none"/>
    </style:style>
    <style:style style:name="T40" style:family="text">
      <style:text-properties style:use-window-font-color="true" style:text-outline="false" style:text-line-through-style="none" style:text-line-through-type="none" style:text-position="sub 58%" style:font-name="Times New Roman" fo:font-size="12pt" fo:font-style="italic" fo:text-shadow="none" style:text-underline-style="none" fo:font-weight="normal" officeooo:rsid="05c88431" style:letter-kerning="true" style:font-size-asian="12pt" style:font-style-asian="italic" style:font-weight-asian="normal" style:font-name-complex="Times New Roman" style:font-size-complex="12pt" style:font-weight-complex="normal" style:text-emphasize="none"/>
    </style:style>
    <style:style style:name="T41" style:family="text">
      <style:text-properties style:use-window-font-color="true" style:text-outline="false" style:text-line-through-style="none" style:text-line-through-type="none" style:text-position="sub 58%" style:font-name="Times New Roman" fo:font-size="12pt" fo:font-style="italic" fo:text-shadow="none" style:text-underline-style="none" fo:font-weight="normal" officeooo:rsid="05d3cc52" style:letter-kerning="true" style:font-size-asian="12pt" style:font-style-asian="italic" style:font-weight-asian="normal" style:font-name-complex="David CLM" style:font-size-complex="12pt" style:font-style-complex="italic" style:text-emphasize="none"/>
    </style:style>
    <style:style style:name="T42" style:family="text">
      <style:text-properties style:use-window-font-color="true" style:text-outline="false" style:text-line-through-style="none" style:text-line-through-type="none" style:font-name="Times New Roman" fo:font-size="12pt" fo:font-style="normal" fo:text-shadow="none" style:text-underline-style="none" fo:font-weight="normal" style:letter-kerning="true" style:font-size-asian="12pt" style:font-style-asian="normal" style:font-weight-asian="normal" style:font-name-complex="Times New Roman" style:font-size-complex="12pt" style:text-emphasize="none"/>
    </style:style>
    <style:style style:name="T43" style:family="text">
      <style:text-properties style:use-window-font-color="true" style:text-outline="false" style:text-line-through-style="none" style:text-line-through-type="none" style:font-name="Times New Roman" fo:font-size="12pt" fo:font-style="normal" fo:text-shadow="none" style:text-underline-style="none" fo:font-weight="normal" officeooo:rsid="05d3cc52" style:letter-kerning="true" style:font-size-asian="12pt" style:font-style-asian="normal" style:font-weight-asian="normal" style:font-name-complex="Times New Roman" style:font-size-complex="12pt" style:text-emphasize="none"/>
    </style:style>
    <style:style style:name="T44" style:family="text">
      <style:text-properties style:use-window-font-color="true" style:text-outline="false" style:text-line-through-style="none" style:text-line-through-type="none" style:font-name="Times New Roman" fo:font-size="12pt" fo:font-style="normal" fo:text-shadow="none" style:text-underline-style="none" fo:font-weight="normal" officeooo:rsid="05d70687" style:letter-kerning="true" style:font-size-asian="12pt" style:font-style-asian="normal" style:font-weight-asian="normal" style:font-name-complex="Times New Roman" style:font-size-complex="12pt" style:text-emphasize="none"/>
    </style:style>
    <style:style style:name="T45" style:family="text">
      <style:text-properties style:use-window-font-color="true" style:text-outline="false" style:text-line-through-style="none" style:text-line-through-type="none" style:font-name="Times New Roman" fo:font-size="12pt" fo:font-style="italic" fo:text-shadow="none" style:text-underline-style="none" fo:font-weight="normal" officeooo:rsid="05d3cc52" style:letter-kerning="true" style:font-size-asian="12pt" style:font-style-asian="italic" style:font-weight-asian="normal" style:font-name-complex="Times New Roman" style:font-size-complex="12pt" style:font-style-complex="italic" style:text-emphasize="none"/>
    </style:style>
    <style:style style:name="T46" style:family="text">
      <style:text-properties style:use-window-font-color="true" style:text-outline="false" style:text-line-through-style="none" style:text-line-through-type="none" style:font-name="Times New Roman" fo:font-size="12pt" fo:font-style="italic" fo:text-shadow="none" style:text-underline-style="none" fo:font-weight="normal" officeooo:rsid="05d3cc52" style:letter-kerning="true" style:font-size-asian="12pt" style:font-style-asian="italic" style:font-weight-asian="normal" style:font-name-complex="David CLM" style:font-size-complex="12pt" style:font-style-complex="italic" style:text-emphasize="none"/>
    </style:style>
    <style:style style:name="T47" style:family="text">
      <style:text-properties fo:color="#000000" style:text-outline="false" style:text-line-through-style="none" style:text-line-through-type="none" style:font-name="Liberation Sans1" fo:font-size="48pt" fo:font-style="normal" fo:text-shadow="none" style:text-underline-style="none" fo:font-weight="bold" style:letter-kerning="true" style:font-size-asian="48pt" style:font-style-asian="normal" style:font-weight-asian="bold" style:text-emphasize="none"/>
    </style:style>
    <style:style style:name="T48" style:family="text">
      <style:text-properties fo:color="#000000" style:text-outline="false" style:text-line-through-style="none" style:text-line-through-type="none" style:font-name="Liberation Sans1" fo:font-size="48pt" fo:font-style="normal" fo:text-shadow="none" style:text-underline-style="none" fo:font-weight="bold" officeooo:rsid="05e7808b" style:letter-kerning="true" style:font-size-asian="48pt" style:font-style-asian="normal" style:font-weight-asian="bold" style:text-emphasize="none"/>
    </style:style>
    <style:style style:name="T49" style:family="text">
      <style:text-properties style:text-outline="false" style:text-line-through-style="none" style:text-line-through-type="none" style:text-position="0% 100%" fo:font-style="normal" fo:text-shadow="none" style:text-underline-style="none" fo:font-weight="normal" style:letter-kerning="true" style:font-style-asian="normal" style:font-weight-asian="normal" style:font-weight-complex="normal" style:text-emphasize="none"/>
    </style:style>
    <style:style style:name="T50" style:family="text">
      <style:text-properties style:text-outline="false" style:text-line-through-style="none" style:text-line-through-type="none" style:text-position="0% 100%" fo:font-style="normal" fo:text-shadow="none" style:text-underline-style="none" fo:font-weight="normal" officeooo:rsid="0539eeb9" style:letter-kerning="true" style:font-style-asian="normal" style:font-weight-asian="normal" style:font-weight-complex="normal" style:text-emphasize="none"/>
    </style:style>
    <style:style style:name="T51" style:family="text">
      <style:text-properties style:text-outline="false" style:text-line-through-style="none" style:text-line-through-type="none" style:text-position="0% 100%" fo:font-style="normal" fo:text-shadow="none" style:text-underline-style="none" fo:font-weight="normal" officeooo:rsid="054d2a95" style:letter-kerning="true" style:font-style-asian="normal" style:font-weight-asian="normal" style:font-weight-complex="normal" style:text-emphasize="none"/>
    </style:style>
    <style:style style:name="T52" style:family="text">
      <style:text-properties style:text-outline="false" style:text-line-through-style="none" style:text-line-through-type="none" style:text-position="0% 100%" fo:font-style="normal" fo:text-shadow="none" style:text-underline-style="none" fo:font-weight="normal" officeooo:rsid="054f875d" style:letter-kerning="true" style:font-style-asian="normal" style:font-weight-asian="normal" style:font-weight-complex="normal" style:text-emphasize="none"/>
    </style:style>
    <style:style style:name="T53" style:family="text">
      <style:text-properties style:text-outline="false" style:text-line-through-style="none" style:text-line-through-type="none" style:text-position="0% 100%" fo:font-style="normal" fo:text-shadow="none" style:text-underline-style="none" fo:font-weight="normal" officeooo:rsid="056f6498" style:letter-kerning="true" style:font-style-asian="normal" style:font-weight-asian="normal" style:font-weight-complex="normal" style:text-emphasize="none"/>
    </style:style>
    <style:style style:name="T54" style:family="text">
      <style:text-properties style:text-outline="false" style:text-line-through-style="none" style:text-line-through-type="none" style:text-position="0% 100%" fo:font-style="normal" fo:text-shadow="none" style:text-underline-style="none" fo:font-weight="normal" officeooo:rsid="0570a81d" style:letter-kerning="true" style:font-style-asian="normal" style:font-weight-asian="normal" style:font-weight-complex="normal" style:text-emphasize="none"/>
    </style:style>
    <style:style style:name="T55" style:family="text">
      <style:text-properties style:text-outline="false" style:text-line-through-style="none" style:text-line-through-type="none" style:text-position="0% 100%" fo:font-style="normal" fo:text-shadow="none" style:text-underline-style="none" fo:font-weight="normal" officeooo:rsid="0571b217" style:letter-kerning="true" style:font-style-asian="normal" style:font-weight-asian="normal" style:font-weight-complex="normal" style:text-emphasize="none"/>
    </style:style>
    <style:style style:name="T56" style:family="text">
      <style:text-properties style:text-outline="false" style:text-line-through-style="none" style:text-line-through-type="none" style:text-position="0% 100%" fo:font-style="normal" fo:text-shadow="none" style:text-underline-style="none" fo:font-weight="normal" officeooo:rsid="05729132" style:letter-kerning="true" style:font-style-asian="normal" style:font-weight-asian="normal" style:font-weight-complex="normal" style:text-emphasize="none"/>
    </style:style>
    <style:style style:name="T57" style:family="text">
      <style:text-properties style:text-outline="false" style:text-line-through-style="none" style:text-line-through-type="none" style:text-position="0% 100%" fo:font-style="normal" fo:text-shadow="none" style:text-underline-style="none" fo:font-weight="normal" officeooo:rsid="05747148" style:letter-kerning="true" style:font-style-asian="normal" style:font-weight-asian="normal" style:font-weight-complex="normal" style:text-emphasize="none"/>
    </style:style>
    <style:style style:name="T58" style:family="text">
      <style:text-properties style:text-outline="false" style:text-line-through-style="none" style:text-line-through-type="none" style:text-position="0% 100%" fo:font-style="normal" fo:text-shadow="none" style:text-underline-style="none" fo:font-weight="normal" officeooo:rsid="0580a380" style:letter-kerning="true" style:font-style-asian="normal" style:font-weight-asian="normal" style:font-weight-complex="normal" style:text-emphasize="none"/>
    </style:style>
    <style:style style:name="T59" style:family="text">
      <style:text-properties style:text-outline="false" style:text-line-through-style="none" style:text-line-through-type="none" style:text-position="0% 100%" fo:font-style="normal" fo:text-shadow="none" style:text-underline-style="none" fo:font-weight="normal" officeooo:rsid="05b86082" style:letter-kerning="true" style:font-style-asian="normal" style:font-weight-asian="normal" style:font-weight-complex="normal" style:text-emphasize="none"/>
    </style:style>
    <style:style style:name="T60" style:family="text">
      <style:text-properties style:text-outline="false" style:text-line-through-style="none" style:text-line-through-type="none" style:text-position="0% 100%" fo:font-style="normal" fo:text-shadow="none" style:text-underline-style="none" fo:font-weight="normal" officeooo:rsid="05d8dcaa" style:letter-kerning="true" style:font-style-asian="normal" style:font-weight-asian="normal" style:font-weight-complex="normal" style:text-emphasize="none"/>
    </style:style>
    <style:style style:name="T61" style:family="text">
      <style:text-properties style:text-outline="false" style:text-line-through-style="none" style:text-line-through-type="none" style:text-position="0% 100%" fo:font-style="normal" fo:text-shadow="none" style:text-underline-style="none" fo:font-weight="normal" officeooo:rsid="05f69b31" style:letter-kerning="true" style:font-style-asian="normal" style:font-weight-asian="normal" style:font-weight-complex="normal" style:text-emphasize="none"/>
    </style:style>
    <style:style style:name="T62" style:family="text">
      <style:text-properties style:text-outline="false" style:text-line-through-style="none" style:text-line-through-type="none" style:text-position="0% 100%" fo:font-style="normal" fo:text-shadow="none" style:text-underline-style="none" fo:font-weight="normal" officeooo:rsid="05f744ba" style:letter-kerning="true" style:font-style-asian="normal" style:font-weight-asian="normal" style:font-weight-complex="normal" style:text-emphasize="none"/>
    </style:style>
    <style:style style:name="T63" style:family="text">
      <style:text-properties style:text-outline="false" style:text-line-through-style="none" style:text-line-through-type="none" style:text-position="0% 100%" fo:font-style="normal" fo:text-shadow="none" style:text-underline-style="none" fo:font-weight="normal" officeooo:rsid="05f81882" style:letter-kerning="true" style:font-style-asian="normal" style:font-weight-asian="normal" style:font-weight-complex="normal" style:text-emphasize="none"/>
    </style:style>
    <style:style style:name="T64" style:family="text">
      <style:text-properties style:text-outline="false" style:text-line-through-style="none" style:text-line-through-type="none" style:text-position="0% 100%" fo:font-style="normal" fo:text-shadow="none" style:text-underline-style="none" fo:font-weight="normal" officeooo:rsid="05747148" style:letter-kerning="true" style:font-style-asian="normal" style:font-weight-asian="normal" style:font-style-complex="normal" style:font-weight-complex="normal" style:text-emphasize="none"/>
    </style:style>
    <style:style style:name="T65" style:family="text">
      <style:text-properties style:text-outline="false" style:text-line-through-style="none" style:text-line-through-type="none" style:text-position="0% 100%" fo:font-style="normal" fo:text-shadow="none" style:text-underline-style="none" fo:font-weight="normal" officeooo:rsid="05763261" style:letter-kerning="true" style:font-style-asian="normal" style:font-weight-asian="normal" style:font-style-complex="normal" style:font-weight-complex="normal" style:text-emphasize="none"/>
    </style:style>
    <style:style style:name="T66" style:family="text">
      <style:text-properties style:text-outline="false" style:text-line-through-style="none" style:text-line-through-type="none" style:text-position="0% 100%" fo:font-style="normal" fo:text-shadow="none" style:text-underline-style="none" fo:font-weight="normal" officeooo:rsid="057938a5" style:letter-kerning="true" style:font-style-asian="normal" style:font-weight-asian="normal" style:font-style-complex="normal" style:font-weight-complex="normal" style:text-emphasize="none"/>
    </style:style>
    <style:style style:name="T67" style:family="text">
      <style:text-properties style:text-outline="false" style:text-line-through-style="none" style:text-line-through-type="none" style:text-position="0% 100%" fo:font-style="normal" fo:text-shadow="none" style:text-underline-style="none" fo:font-weight="normal" officeooo:rsid="057807df" style:letter-kerning="true" style:font-style-asian="normal" style:font-weight-asian="normal" style:font-style-complex="normal" style:font-weight-complex="normal" style:text-emphasize="none"/>
    </style:style>
    <style:style style:name="T68" style:family="text">
      <style:text-properties style:text-outline="false" style:text-line-through-style="none" style:text-line-through-type="none" style:text-position="0% 100%" fo:font-style="normal" fo:text-shadow="none" style:text-underline-style="none" fo:font-weight="normal" officeooo:rsid="05818270" style:letter-kerning="true" style:font-style-asian="normal" style:font-weight-asian="normal" style:font-style-complex="normal" style:font-weight-complex="normal" style:text-emphasize="none"/>
    </style:style>
    <style:style style:name="T69" style:family="text">
      <style:text-properties style:text-outline="false" style:text-line-through-style="none" style:text-line-through-type="none" style:text-position="0% 100%" fo:font-style="normal" fo:text-shadow="none" style:text-underline-style="none" fo:font-weight="normal" officeooo:rsid="0582d5f4" style:letter-kerning="true" style:font-style-asian="normal" style:font-weight-asian="normal" style:font-style-complex="normal" style:font-weight-complex="normal" style:text-emphasize="none"/>
    </style:style>
    <style:style style:name="T70" style:family="text">
      <style:text-properties style:text-outline="false" style:text-line-through-style="none" style:text-line-through-type="none" style:text-position="0% 100%" fo:font-style="normal" fo:text-shadow="none" style:text-underline-style="none" fo:font-weight="normal" officeooo:rsid="057dec20" style:letter-kerning="true" style:font-style-asian="normal" style:font-weight-asian="normal" style:text-emphasize="none"/>
    </style:style>
    <style:style style:name="T71" style:family="text">
      <style:text-properties style:text-outline="false" style:text-line-through-style="none" style:text-line-through-type="none" style:text-position="0% 100%" fo:font-style="italic" fo:text-shadow="none" style:text-underline-style="none" fo:font-weight="normal" style:letter-kerning="true" style:font-style-asian="italic" style:font-weight-asian="normal" style:font-style-complex="italic" style:font-weight-complex="normal" style:text-emphasize="none"/>
    </style:style>
    <style:style style:name="T72" style:family="text">
      <style:text-properties style:text-outline="false" style:text-line-through-style="none" style:text-line-through-type="none" style:text-position="0% 100%" fo:font-style="italic" fo:text-shadow="none" style:text-underline-style="none" fo:font-weight="normal" officeooo:rsid="05747148" style:letter-kerning="true" style:font-style-asian="italic" style:font-weight-asian="normal" style:font-style-complex="italic" style:font-weight-complex="normal" style:text-emphasize="none"/>
    </style:style>
    <style:style style:name="T73" style:family="text">
      <style:text-properties style:text-outline="false" style:text-line-through-style="none" style:text-line-through-type="none" style:text-position="0% 100%" fo:font-style="italic" fo:text-shadow="none" style:text-underline-style="none" fo:font-weight="normal" officeooo:rsid="05b86082" style:letter-kerning="true" style:font-style-asian="italic" style:font-weight-asian="normal" style:font-style-complex="italic" style:font-weight-complex="normal" style:text-emphasize="none"/>
    </style:style>
    <style:style style:name="T74" style:family="text">
      <style:text-properties style:text-outline="false" style:text-line-through-style="none" style:text-line-through-type="none" style:text-position="0% 100%" fo:font-style="italic" fo:text-shadow="none" style:text-underline-style="none" fo:font-weight="normal" officeooo:rsid="05b977f9" style:letter-kerning="true" style:font-style-asian="italic" style:font-weight-asian="normal" style:font-style-complex="italic" style:font-weight-complex="normal" style:text-emphasize="none"/>
    </style:style>
    <style:style style:name="T75" style:family="text">
      <style:text-properties style:text-outline="false" style:text-line-through-style="none" style:text-line-through-type="none" style:text-position="0% 100%" fo:font-style="italic" fo:text-shadow="none" style:text-underline-style="none" fo:font-weight="normal" officeooo:rsid="05cedbf3" style:letter-kerning="true" style:font-style-asian="italic" style:font-weight-asian="normal" style:font-style-complex="italic" style:font-weight-complex="normal" style:text-emphasize="none"/>
    </style:style>
    <style:style style:name="T76" style:family="text">
      <style:text-properties style:text-outline="false" style:text-line-through-style="none" style:text-line-through-type="none" style:text-position="0% 100%" fo:font-style="italic" fo:text-shadow="none" style:text-underline-style="none" fo:font-weight="normal" style:letter-kerning="true" style:font-style-asian="italic" style:font-weight-asian="normal" style:font-weight-complex="normal" style:text-emphasize="none"/>
    </style:style>
    <style:style style:name="T77" style:family="text">
      <style:text-properties style:text-outline="false" style:text-line-through-style="none" style:text-line-through-type="none" style:text-position="0% 100%" fo:font-style="italic" fo:text-shadow="none" style:text-underline-style="none" fo:font-weight="normal" officeooo:rsid="05b43f2a" style:letter-kerning="true" style:font-style-asian="italic" style:font-weight-asian="normal" style:font-weight-complex="normal" style:text-emphasize="none"/>
    </style:style>
    <style:style style:name="T78" style:family="text">
      <style:text-properties style:text-outline="false" style:text-line-through-style="none" style:text-line-through-type="none" style:text-position="0% 100%" fo:font-style="italic" fo:text-shadow="none" style:text-underline-style="none" fo:font-weight="normal" officeooo:rsid="05b977f9" style:letter-kerning="true" style:font-style-asian="italic" style:font-weight-asian="normal" style:font-weight-complex="normal" style:text-emphasize="none"/>
    </style:style>
    <style:style style:name="T79" style:family="text">
      <style:text-properties style:text-outline="false" style:text-line-through-style="none" style:text-line-through-type="none" style:text-position="0% 100%" fo:font-style="italic" fo:text-shadow="none" style:text-underline-style="none" fo:font-weight="normal" officeooo:rsid="05bc4699" style:letter-kerning="true" style:font-style-asian="italic" style:font-weight-asian="normal" style:font-weight-complex="normal" style:text-emphasize="none"/>
    </style:style>
    <style:style style:name="T80" style:family="text">
      <style:text-properties style:text-outline="false" style:text-line-through-style="none" style:text-line-through-type="none" style:text-position="0% 100%" fo:font-style="italic" fo:text-shadow="none" style:text-underline-style="none" fo:font-weight="normal" officeooo:rsid="05c0aec3" style:letter-kerning="true" style:font-style-asian="italic" style:font-weight-asian="normal" style:font-weight-complex="normal" style:text-emphasize="none"/>
    </style:style>
    <style:style style:name="T81" style:family="text">
      <style:text-properties style:text-outline="false" style:text-line-through-style="none" style:text-line-through-type="none" style:text-position="0% 100%" fo:font-style="italic" fo:text-shadow="none" style:text-underline-style="none" fo:font-weight="normal" officeooo:rsid="05c54627" style:letter-kerning="true" style:font-style-asian="italic" style:font-weight-asian="normal" style:font-weight-complex="normal" style:text-emphasize="none"/>
    </style:style>
    <style:style style:name="T82" style:family="text">
      <style:text-properties style:text-outline="false" style:text-line-through-style="none" style:text-line-through-type="none" style:text-position="0% 100%" fo:font-style="italic" fo:text-shadow="none" style:text-underline-style="none" fo:font-weight="normal" officeooo:rsid="05c6890e" style:letter-kerning="true" style:font-style-asian="italic" style:font-weight-asian="normal" style:font-weight-complex="normal" style:text-emphasize="none"/>
    </style:style>
    <style:style style:name="T83" style:family="text">
      <style:text-properties style:text-outline="false" style:text-line-through-style="none" style:text-line-through-type="none" style:text-position="0% 100%" fo:font-style="italic" fo:text-shadow="none" style:text-underline-style="none" fo:font-weight="normal" officeooo:rsid="05c6ced7" style:letter-kerning="true" style:font-style-asian="italic" style:font-weight-asian="normal" style:font-weight-complex="normal" style:text-emphasize="none"/>
    </style:style>
    <style:style style:name="T84" style:family="text">
      <style:text-properties style:text-outline="false" style:text-line-through-style="none" style:text-line-through-type="none" style:text-position="0% 100%" fo:font-style="italic" fo:text-shadow="none" style:text-underline-style="none" fo:font-weight="normal" officeooo:rsid="05c82f3c" style:letter-kerning="true" style:font-style-asian="italic" style:font-weight-asian="normal" style:font-weight-complex="normal" style:text-emphasize="none"/>
    </style:style>
    <style:style style:name="T85" style:family="text">
      <style:text-properties style:text-outline="false" style:text-line-through-style="none" style:text-line-through-type="none" style:text-position="0% 100%" fo:font-style="italic" fo:text-shadow="none" style:text-underline-style="none" fo:font-weight="normal" officeooo:rsid="05c88431" style:letter-kerning="true" style:font-style-asian="italic" style:font-weight-asian="normal" style:font-weight-complex="normal" style:text-emphasize="none"/>
    </style:style>
    <style:style style:name="T86" style:family="text">
      <style:text-properties style:text-outline="false" style:text-line-through-style="none" style:text-line-through-type="none" style:text-position="0% 100%" fo:font-style="italic" fo:text-shadow="none" style:text-underline-style="none" fo:font-weight="normal" officeooo:rsid="05c9e4af" style:letter-kerning="true" style:font-style-asian="italic" style:font-weight-asian="normal" style:font-weight-complex="normal" style:text-emphasize="none"/>
    </style:style>
    <style:style style:name="T87" style:family="text">
      <style:text-properties style:text-outline="false" style:text-line-through-style="none" style:text-line-through-type="none" style:text-position="0% 100%" fo:font-style="italic" fo:text-shadow="none" style:text-underline-style="none" fo:font-weight="normal" officeooo:rsid="05cd43cb" style:letter-kerning="true" style:font-style-asian="italic" style:font-weight-asian="normal" style:font-weight-complex="normal" style:text-emphasize="none"/>
    </style:style>
    <style:style style:name="T88" style:family="text">
      <style:text-properties style:text-outline="false" style:text-line-through-style="none" style:text-line-through-type="none" style:text-position="0% 100%" fo:font-style="italic" fo:text-shadow="none" style:text-underline-style="none" fo:font-weight="normal" officeooo:rsid="05cedbf3" style:letter-kerning="true" style:font-style-asian="italic" style:font-weight-asian="normal" style:font-weight-complex="normal" style:text-emphasize="none"/>
    </style:style>
    <style:style style:name="T89" style:family="text">
      <style:text-properties style:text-outline="false" style:text-line-through-style="none" style:text-line-through-type="none" style:text-position="0% 100%" fo:font-style="italic" fo:text-shadow="none" style:text-underline-style="none" fo:font-weight="normal" officeooo:rsid="05cf9002" style:letter-kerning="true" style:font-style-asian="italic" style:font-weight-asian="normal" style:font-weight-complex="normal" style:text-emphasize="none"/>
    </style:style>
    <style:style style:name="T90" style:family="text">
      <style:text-properties style:text-outline="false" style:text-line-through-style="none" style:text-line-through-type="none" style:text-position="0% 100%" style:font-name="Times New Roman" fo:font-style="italic" fo:text-shadow="none" style:text-underline-style="none" fo:font-weight="normal" style:letter-kerning="true" style:font-style-asian="italic" style:font-weight-asian="normal" style:font-weight-complex="normal" style:text-emphasize="none"/>
    </style:style>
    <style:style style:name="T91" style:family="text">
      <style:text-properties style:text-outline="false" style:text-line-through-style="none" style:text-line-through-type="none" style:text-position="0% 100%" style:font-name="Times New Roman" fo:font-style="italic" fo:text-shadow="none" style:text-underline-style="none" fo:font-weight="normal" officeooo:rsid="05b86082" style:letter-kerning="true" style:font-style-asian="italic" style:font-weight-asian="normal" style:font-weight-complex="normal" style:text-emphasize="none"/>
    </style:style>
    <style:style style:name="T92" style:family="text">
      <style:text-properties style:text-outline="false" style:text-line-through-style="none" style:text-line-through-type="none" style:text-position="0% 100%" style:font-name="Times New Roman" fo:font-style="italic" fo:text-shadow="none" style:text-underline-style="none" fo:font-weight="normal" officeooo:rsid="05b43f2a" style:letter-kerning="true" style:font-style-asian="italic" style:font-weight-asian="normal" style:font-weight-complex="normal" style:text-emphasize="none"/>
    </style:style>
    <style:style style:name="T93" style:family="text">
      <style:text-properties style:text-outline="false" style:text-line-through-style="none" style:text-line-through-type="none" style:text-position="0% 100%" style:font-name="Times New Roman" fo:font-style="italic" fo:text-shadow="none" style:text-underline-style="none" fo:font-weight="normal" style:letter-kerning="true" style:font-style-asian="italic" style:font-weight-asian="normal" style:font-name-complex="Times New Roman" style:font-weight-complex="normal" style:text-emphasize="none"/>
    </style:style>
    <style:style style:name="T94" style:family="text">
      <style:text-properties style:text-outline="false" style:text-line-through-style="none" style:text-line-through-type="none" style:text-position="0% 100%" style:font-name="Times New Roman" fo:font-style="italic" fo:text-shadow="none" style:text-underline-style="none" fo:font-weight="normal" officeooo:rsid="05c88431" style:letter-kerning="true" style:font-style-asian="italic" style:font-weight-asian="normal" style:font-name-complex="Times New Roman" style:font-weight-complex="normal" style:text-emphasize="none"/>
    </style:style>
    <style:style style:name="T95" style:family="text">
      <style:text-properties style:text-outline="false" style:text-line-through-style="none" style:text-line-through-type="none" style:text-position="0% 100%" style:font-name="Times New Roman" fo:font-style="italic" fo:text-shadow="none" style:text-underline-style="none" fo:font-weight="normal" officeooo:rsid="05cd43cb" style:letter-kerning="true" style:font-style-asian="italic" style:font-weight-asian="normal" style:font-name-complex="Times New Roman" style:font-weight-complex="normal" style:text-emphasize="none"/>
    </style:style>
    <style:style style:name="T96" style:family="text">
      <style:text-properties style:text-outline="false" style:text-line-through-style="none" style:text-line-through-type="none" style:text-position="0% 100%" style:font-name="Times New Roman" fo:font-style="italic" fo:text-shadow="none" style:text-underline-style="none" fo:font-weight="normal" officeooo:rsid="05b43f2a" style:letter-kerning="true" style:font-style-asian="italic" style:font-weight-asian="normal" style:font-name-complex="Times New Roman" style:font-weight-complex="normal" style:text-emphasize="none"/>
    </style:style>
    <style:style style:name="T97" style:family="text">
      <style:text-properties style:text-outline="false" style:text-line-through-style="none" style:text-line-through-type="none" style:text-position="0% 100%" style:font-name="Times New Roman" fo:font-style="italic" fo:text-shadow="none" style:text-underline-style="none" fo:font-weight="normal" officeooo:rsid="05c0aec3" style:letter-kerning="true" style:font-style-asian="italic" style:font-weight-asian="normal" style:font-name-complex="Times New Roman" style:font-weight-complex="normal" style:text-emphasize="none"/>
    </style:style>
    <style:style style:name="T98" style:family="text">
      <style:text-properties style:text-outline="false" style:text-line-through-style="none" style:text-line-through-type="none" style:text-position="0% 100%" style:font-name="Times New Roman" fo:font-style="italic" fo:text-shadow="none" style:text-underline-style="none" fo:font-weight="normal" officeooo:rsid="05b86082" style:letter-kerning="true" style:font-style-asian="italic" style:font-weight-asian="normal" style:font-name-complex="Times New Roman" style:font-weight-complex="normal" style:text-emphasize="none"/>
    </style:style>
    <style:style style:name="T99" style:family="text">
      <style:text-properties style:text-outline="false" style:text-line-through-style="none" style:text-line-through-type="none" style:text-position="0% 100%" style:font-name="Times New Roman" fo:font-style="italic" fo:text-shadow="none" style:text-underline-style="none" fo:font-weight="normal" officeooo:rsid="05bc2625" style:letter-kerning="true" style:font-style-asian="italic" style:font-weight-asian="normal" style:font-name-complex="Times New Roman" style:font-weight-complex="normal" style:text-emphasize="none"/>
    </style:style>
    <style:style style:name="T100" style:family="text">
      <style:text-properties style:text-outline="false" style:text-line-through-style="none" style:text-line-through-type="none" style:text-position="8% 100%" fo:font-style="normal" fo:text-shadow="none" style:text-underline-style="none" fo:font-weight="normal" style:letter-kerning="true" style:font-style-asian="normal" style:font-weight-asian="normal" style:font-weight-complex="normal" style:text-emphasize="none"/>
    </style:style>
    <style:style style:name="T101"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53b95e3" style:letter-kerning="true"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53ca205" style:letter-kerning="true"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53dabd5" style:letter-kerning="true"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53dfd22" style:letter-kerning="true"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53f6dcc" style:letter-kerning="true"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53f9e27" style:letter-kerning="true"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546cb93" style:letter-kerning="true"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547114c" style:letter-kerning="true"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539eeb9" style:letter-kerning="true"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550212a" style:letter-kerning="true"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5505d63" style:letter-kerning="true"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550f3a9" style:letter-kerning="true"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551c3ca" style:letter-kerning="true"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5528474" style:letter-kerning="true"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5532347" style:letter-kerning="true"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56338a3" style:letter-kerning="true"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5677118" style:letter-kerning="true"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5679311" style:letter-kerning="true"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5692809" style:letter-kerning="true"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569522e" style:letter-kerning="true"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56e193b" style:letter-kerning="true"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56f6498" style:letter-kerning="true"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57a8807" style:letter-kerning="true"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5837c04" style:letter-kerning="true"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588b285" style:letter-kerning="true"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57cc736" style:letter-kerning="true"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58549b8" style:letter-kerning="true"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58b8381" style:letter-kerning="true"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58e28e4" style:letter-kerning="true"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5944186" style:letter-kerning="true" style:font-style-asian="normal" style:font-weight-asian="normal" style:text-emphasize="none"/>
    </style:style>
    <style:style style:name="T132" style:family="text">
      <style:text-properties style:text-outline="false" style:text-line-through-style="none" style:text-line-through-type="none" fo:font-style="normal" fo:text-shadow="none" style:text-underline-style="none" fo:font-weight="normal" officeooo:rsid="0598e7b5" style:letter-kerning="true" style:font-style-asian="normal" style:font-weight-asian="normal" style:text-emphasize="none"/>
    </style:style>
    <style:style style:name="T133" style:family="text">
      <style:text-properties style:text-outline="false" style:text-line-through-style="none" style:text-line-through-type="none" fo:font-style="normal" fo:text-shadow="none" style:text-underline-style="none" fo:font-weight="normal" officeooo:rsid="05a01589" style:letter-kerning="true" style:font-style-asian="normal" style:font-weight-asian="normal" style:text-emphasize="none"/>
    </style:style>
    <style:style style:name="T134" style:family="text">
      <style:text-properties style:text-outline="false" style:text-line-through-style="none" style:text-line-through-type="none" fo:font-style="normal" fo:text-shadow="none" style:text-underline-style="none" fo:font-weight="normal" officeooo:rsid="05a251ab" style:letter-kerning="true" style:font-style-asian="normal" style:font-weight-asian="normal" style:text-emphasize="none"/>
    </style:style>
    <style:style style:name="T135" style:family="text">
      <style:text-properties style:text-outline="false" style:text-line-through-style="none" style:text-line-through-type="none" fo:font-style="normal" fo:text-shadow="none" style:text-underline-style="none" fo:font-weight="normal" officeooo:rsid="05aa5857" style:letter-kerning="true" style:font-style-asian="normal" style:font-weight-asian="normal" style:text-emphasize="none"/>
    </style:style>
    <style:style style:name="T136" style:family="text">
      <style:text-properties style:text-outline="false" style:text-line-through-style="none" style:text-line-through-type="none" fo:font-style="normal" fo:text-shadow="none" style:text-underline-style="none" fo:font-weight="normal" officeooo:rsid="05ab7d67" style:letter-kerning="true" style:font-style-asian="normal" style:font-weight-asian="normal" style:text-emphasize="none"/>
    </style:style>
    <style:style style:name="T137" style:family="text">
      <style:text-properties style:text-outline="false" style:text-line-through-style="none" style:text-line-through-type="none" fo:font-style="normal" fo:text-shadow="none" style:text-underline-style="none" fo:font-weight="normal" officeooo:rsid="05b86082" style:letter-kerning="true" style:font-style-asian="normal" style:font-weight-asian="normal" style:text-emphasize="none"/>
    </style:style>
    <style:style style:name="T138" style:family="text">
      <style:text-properties style:text-outline="false" style:text-line-through-style="none" style:text-line-through-type="none" fo:font-style="normal" fo:text-shadow="none" style:text-underline-style="none" fo:font-weight="normal" officeooo:rsid="05bead51" style:letter-kerning="true" style:font-style-asian="normal" style:font-weight-asian="normal" style:text-emphasize="none"/>
    </style:style>
    <style:style style:name="T139" style:family="text">
      <style:text-properties style:text-outline="false" style:text-line-through-style="none" style:text-line-through-type="none" fo:font-style="normal" fo:text-shadow="none" style:text-underline-style="none" fo:font-weight="normal" officeooo:rsid="05c2e307" style:letter-kerning="true" style:font-style-asian="normal" style:font-weight-asian="normal" style:text-emphasize="none"/>
    </style:style>
    <style:style style:name="T140" style:family="text">
      <style:text-properties style:text-outline="false" style:text-line-through-style="none" style:text-line-through-type="none" fo:font-style="normal" fo:text-shadow="none" style:text-underline-style="none" fo:font-weight="normal" officeooo:rsid="05cd678a" style:letter-kerning="true" style:font-style-asian="normal" style:font-weight-asian="normal" style:text-emphasize="none"/>
    </style:style>
    <style:style style:name="T141" style:family="text">
      <style:text-properties style:text-outline="false" style:text-line-through-style="none" style:text-line-through-type="none" fo:font-style="normal" fo:text-shadow="none" style:text-underline-style="none" fo:font-weight="normal" officeooo:rsid="05ce3781" style:letter-kerning="true" style:font-style-asian="normal" style:font-weight-asian="normal" style:text-emphasize="none"/>
    </style:style>
    <style:style style:name="T142" style:family="text">
      <style:text-properties style:text-outline="false" style:text-line-through-style="none" style:text-line-through-type="none" fo:font-style="normal" fo:text-shadow="none" style:text-underline-style="none" fo:font-weight="normal" officeooo:rsid="05cfe9d4" style:letter-kerning="true" style:font-style-asian="normal" style:font-weight-asian="normal" style:text-emphasize="none"/>
    </style:style>
    <style:style style:name="T143" style:family="text">
      <style:text-properties style:text-outline="false" style:text-line-through-style="none" style:text-line-through-type="none" fo:font-style="normal" fo:text-shadow="none" style:text-underline-style="none" fo:font-weight="normal" officeooo:rsid="05d11d37" style:letter-kerning="true" style:font-style-asian="normal" style:font-weight-asian="normal" style:text-emphasize="none"/>
    </style:style>
    <style:style style:name="T144" style:family="text">
      <style:text-properties style:text-outline="false" style:text-line-through-style="none" style:text-line-through-type="none" fo:font-style="normal" fo:text-shadow="none" style:text-underline-style="none" fo:font-weight="normal" officeooo:rsid="05d8dcaa" style:letter-kerning="true" style:font-style-asian="normal" style:font-weight-asian="normal" style:text-emphasize="none"/>
    </style:style>
    <style:style style:name="T145" style:family="text">
      <style:text-properties style:text-outline="false" style:text-line-through-style="none" style:text-line-through-type="none" fo:font-style="normal" fo:text-shadow="none" style:text-underline-style="none" fo:font-weight="normal" officeooo:rsid="05d9427e" style:letter-kerning="true" style:font-style-asian="normal" style:font-weight-asian="normal" style:text-emphasize="none"/>
    </style:style>
    <style:style style:name="T146" style:family="text">
      <style:text-properties style:text-outline="false" style:text-line-through-style="none" style:text-line-through-type="none" fo:font-style="normal" fo:text-shadow="none" style:text-underline-style="none" fo:font-weight="normal" officeooo:rsid="05da9efc" style:letter-kerning="true" style:font-style-asian="normal" style:font-weight-asian="normal" style:text-emphasize="none"/>
    </style:style>
    <style:style style:name="T147" style:family="text">
      <style:text-properties style:text-outline="false" style:text-line-through-style="none" style:text-line-through-type="none" fo:font-style="normal" fo:text-shadow="none" style:text-underline-style="none" fo:font-weight="normal" officeooo:rsid="05dd1b2b" style:letter-kerning="true" style:font-style-asian="normal" style:font-weight-asian="normal" style:text-emphasize="none"/>
    </style:style>
    <style:style style:name="T148" style:family="text">
      <style:text-properties style:text-outline="false" style:text-line-through-style="none" style:text-line-through-type="none" fo:font-style="normal" fo:text-shadow="none" style:text-underline-style="none" fo:font-weight="normal" officeooo:rsid="05deceee" style:letter-kerning="true" style:font-style-asian="normal" style:font-weight-asian="normal" style:text-emphasize="none"/>
    </style:style>
    <style:style style:name="T149" style:family="text">
      <style:text-properties style:text-outline="false" style:text-line-through-style="none" style:text-line-through-type="none" fo:font-style="normal" fo:text-shadow="none" style:text-underline-style="none" fo:font-weight="normal" officeooo:rsid="05df108f" style:letter-kerning="true" style:font-style-asian="normal" style:font-weight-asian="normal" style:text-emphasize="none"/>
    </style:style>
    <style:style style:name="T150" style:family="text">
      <style:text-properties style:text-outline="false" style:text-line-through-style="none" style:text-line-through-type="none" fo:font-style="normal" fo:text-shadow="none" style:text-underline-style="none" fo:font-weight="normal" officeooo:rsid="05e187d6" style:letter-kerning="true" style:font-style-asian="normal" style:font-weight-asian="normal" style:text-emphasize="none"/>
    </style:style>
    <style:style style:name="T151" style:family="text">
      <style:text-properties style:text-outline="false" style:text-line-through-style="none" style:text-line-through-type="none" fo:font-style="normal" fo:text-shadow="none" style:text-underline-style="none" fo:font-weight="normal" officeooo:rsid="05f581f2" style:letter-kerning="true" style:font-style-asian="normal" style:font-weight-asian="normal" style:text-emphasize="none"/>
    </style:style>
    <style:style style:name="T152" style:family="text">
      <style:text-properties style:text-outline="false" style:text-line-through-style="none" style:text-line-through-type="none" fo:font-style="normal" fo:text-shadow="none" style:text-underline-style="none" fo:font-weight="normal" officeooo:rsid="05f744ba" style:letter-kerning="true" style:font-style-asian="normal" style:font-weight-asian="normal" style:text-emphasize="none"/>
    </style:style>
    <style:style style:name="T153" style:family="text">
      <style:text-properties style:text-outline="false" style:text-line-through-style="none" style:text-line-through-type="none" fo:font-style="normal" fo:text-shadow="none" style:text-underline-style="none" fo:font-weight="normal" officeooo:rsid="05f96677" style:letter-kerning="true" style:font-style-asian="normal" style:font-weight-asian="normal" style:text-emphasize="none"/>
    </style:style>
    <style:style style:name="T154"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T155" style:family="text">
      <style:text-properties style:text-outline="false" style:text-line-through-style="none" style:text-line-through-type="none" fo:font-style="normal" fo:text-shadow="none" style:text-underline-style="none" fo:font-weight="normal" officeooo:rsid="053f9e27" style:letter-kerning="true" style:font-style-asian="normal" style:font-weight-asian="normal" style:font-weight-complex="normal" style:text-emphasize="none"/>
    </style:style>
    <style:style style:name="T156" style:family="text">
      <style:text-properties style:text-outline="false" style:text-line-through-style="none" style:text-line-through-type="none" fo:font-style="normal" fo:text-shadow="none" style:text-underline-style="none" fo:font-weight="normal" officeooo:rsid="05411697" style:letter-kerning="true" style:font-style-asian="normal" style:font-weight-asian="normal" style:font-weight-complex="normal" style:text-emphasize="none"/>
    </style:style>
    <style:style style:name="T157" style:family="text">
      <style:text-properties style:text-outline="false" style:text-line-through-style="none" style:text-line-through-type="none" fo:font-style="normal" fo:text-shadow="none" style:text-underline-style="none" fo:font-weight="normal" officeooo:rsid="05490fc1" style:letter-kerning="true" style:font-style-asian="normal" style:font-weight-asian="normal" style:font-weight-complex="normal" style:text-emphasize="none"/>
    </style:style>
    <style:style style:name="T158" style:family="text">
      <style:text-properties style:text-outline="false" style:text-line-through-style="none" style:text-line-through-type="none" fo:font-style="normal" fo:text-shadow="none" style:text-underline-style="none" fo:font-weight="normal" officeooo:rsid="054a593f" style:letter-kerning="true" style:font-style-asian="normal" style:font-weight-asian="normal" style:font-weight-complex="normal" style:text-emphasize="none"/>
    </style:style>
    <style:style style:name="T159" style:family="text">
      <style:text-properties style:text-outline="false" style:text-line-through-style="none" style:text-line-through-type="none" fo:font-style="normal" fo:text-shadow="none" style:text-underline-style="none" fo:font-weight="normal" officeooo:rsid="05532347" style:letter-kerning="true" style:font-style-asian="normal" style:font-weight-asian="normal" style:font-weight-complex="normal" style:text-emphasize="none"/>
    </style:style>
    <style:style style:name="T160" style:family="text">
      <style:text-properties style:text-outline="false" style:text-line-through-style="none" style:text-line-through-type="none" fo:font-style="normal" fo:text-shadow="none" style:text-underline-style="none" fo:font-weight="normal" officeooo:rsid="05546647" style:letter-kerning="true" style:font-style-asian="normal" style:font-weight-asian="normal" style:font-weight-complex="normal" style:text-emphasize="none"/>
    </style:style>
    <style:style style:name="T161" style:family="text">
      <style:text-properties style:text-outline="false" style:text-line-through-style="none" style:text-line-through-type="none" fo:font-style="normal" fo:text-shadow="none" style:text-underline-style="none" fo:font-weight="normal" officeooo:rsid="05546b50" style:letter-kerning="true" style:font-style-asian="normal" style:font-weight-asian="normal" style:font-weight-complex="normal" style:text-emphasize="none"/>
    </style:style>
    <style:style style:name="T162" style:family="text">
      <style:text-properties style:text-outline="false" style:text-line-through-style="none" style:text-line-through-type="none" fo:font-style="normal" fo:text-shadow="none" style:text-underline-style="none" fo:font-weight="normal" officeooo:rsid="0556b699" style:letter-kerning="true" style:font-style-asian="normal" style:font-weight-asian="normal" style:font-weight-complex="normal" style:text-emphasize="none"/>
    </style:style>
    <style:style style:name="T163" style:family="text">
      <style:text-properties style:text-outline="false" style:text-line-through-style="none" style:text-line-through-type="none" fo:font-style="normal" fo:text-shadow="none" style:text-underline-style="none" fo:font-weight="normal" officeooo:rsid="0556db4f" style:letter-kerning="true" style:font-style-asian="normal" style:font-weight-asian="normal" style:font-weight-complex="normal" style:text-emphasize="none"/>
    </style:style>
    <style:style style:name="T164" style:family="text">
      <style:text-properties style:text-outline="false" style:text-line-through-style="none" style:text-line-through-type="none" fo:font-style="normal" fo:text-shadow="none" style:text-underline-style="none" fo:font-weight="normal" officeooo:rsid="0558a33e" style:letter-kerning="true" style:font-style-asian="normal" style:font-weight-asian="normal" style:font-weight-complex="normal" style:text-emphasize="none"/>
    </style:style>
    <style:style style:name="T165" style:family="text">
      <style:text-properties style:text-outline="false" style:text-line-through-style="none" style:text-line-through-type="none" fo:font-style="normal" fo:text-shadow="none" style:text-underline-style="none" fo:font-weight="normal" officeooo:rsid="055e2859" style:letter-kerning="true" style:font-style-asian="normal" style:font-weight-asian="normal" style:font-weight-complex="normal" style:text-emphasize="none"/>
    </style:style>
    <style:style style:name="T166" style:family="text">
      <style:text-properties style:text-outline="false" style:text-line-through-style="none" style:text-line-through-type="none" fo:font-style="normal" fo:text-shadow="none" style:text-underline-style="none" fo:font-weight="normal" officeooo:rsid="055f7f2b" style:letter-kerning="true" style:font-style-asian="normal" style:font-weight-asian="normal" style:font-weight-complex="normal" style:text-emphasize="none"/>
    </style:style>
    <style:style style:name="T167" style:family="text">
      <style:text-properties style:text-outline="false" style:text-line-through-style="none" style:text-line-through-type="none" fo:font-style="normal" fo:text-shadow="none" style:text-underline-style="none" fo:font-weight="normal" officeooo:rsid="0560cb74" style:letter-kerning="true" style:font-style-asian="normal" style:font-weight-asian="normal" style:font-weight-complex="normal" style:text-emphasize="none"/>
    </style:style>
    <style:style style:name="T168" style:family="text">
      <style:text-properties style:text-outline="false" style:text-line-through-style="none" style:text-line-through-type="none" fo:font-style="normal" fo:text-shadow="none" style:text-underline-style="none" fo:font-weight="normal" officeooo:rsid="05f4f4a9" style:letter-kerning="true" style:font-style-asian="normal" style:font-weight-asian="normal" style:font-weight-complex="normal" style:text-emphasize="none"/>
    </style:style>
    <style:style style:name="T169" style:family="text">
      <style:text-properties style:text-outline="false" style:text-line-through-style="none" style:text-line-through-type="none" fo:font-style="normal" fo:text-shadow="none" style:text-underline-style="none" fo:font-weight="normal" officeooo:rsid="05692809" style:letter-kerning="true" style:font-style-asian="normal" style:font-weight-asian="normal" style:font-style-complex="normal" style:text-emphasize="none"/>
    </style:style>
    <style:style style:name="T170"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style>
    <style:style style:name="T171" style:family="text">
      <style:text-properties style:text-outline="false" style:text-line-through-style="none" style:text-line-through-type="none" fo:font-style="normal" fo:text-shadow="none" style:text-underline-style="none" fo:font-weight="bold" style:letter-kerning="true" style:font-style-asian="normal" style:font-weight-asian="bold" style:text-emphasize="none"/>
    </style:style>
    <style:style style:name="T172"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173" style:family="text">
      <style:text-properties style:text-outline="false" style:text-line-through-style="none" style:text-line-through-type="none" fo:font-style="normal" fo:text-shadow="none" style:text-underline-style="none" fo:font-weight="bold" officeooo:rsid="053f9e27" style:letter-kerning="true" style:font-style-asian="normal" style:font-weight-asian="bold" style:font-weight-complex="bold" style:text-emphasize="none"/>
    </style:style>
    <style:style style:name="T174" style:family="text">
      <style:text-properties style:text-outline="false" style:text-line-through-style="none" style:text-line-through-type="none" fo:font-style="normal" fo:text-shadow="none" style:text-underline-style="none" fo:font-weight="bold" officeooo:rsid="053b95e3" style:letter-kerning="true" style:font-style-asian="normal" style:font-weight-asian="bold" style:font-weight-complex="bold" style:text-emphasize="none"/>
    </style:style>
    <style:style style:name="T175" style:family="text">
      <style:text-properties style:text-outline="false" style:text-line-through-style="none" style:text-line-through-type="none" fo:font-style="normal" fo:text-shadow="none" style:text-underline-style="none" fo:font-weight="bold" officeooo:rsid="05490fc1" style:letter-kerning="true" style:font-style-asian="normal" style:font-weight-asian="bold" style:font-weight-complex="bold" style:text-emphasize="none"/>
    </style:style>
    <style:style style:name="T176" style:family="text">
      <style:text-properties style:text-outline="false" style:text-line-through-style="none" style:text-line-through-type="none" fo:font-style="normal" fo:text-shadow="none" style:text-underline-style="none" fo:font-weight="bold" officeooo:rsid="05a01589" style:letter-kerning="true" style:font-style-asian="normal" style:font-weight-asian="bold" style:font-weight-complex="bold" style:text-emphasize="none"/>
    </style:style>
    <style:style style:name="T177" style:family="text">
      <style:text-properties style:text-outline="false" style:text-line-through-style="none" style:text-line-through-type="none" fo:font-style="normal" fo:text-shadow="none" style:text-underline-style="none" fo:font-weight="bold" officeooo:rsid="05a8b1db" style:letter-kerning="true" style:font-style-asian="normal" style:font-weight-asian="bold" style:font-weight-complex="bold" style:text-emphasize="none"/>
    </style:style>
    <style:style style:name="T178" style:family="text">
      <style:text-properties style:text-outline="false" style:text-line-through-style="none" style:text-line-through-type="none" fo:font-style="normal" fo:text-shadow="none" style:text-underline-style="none" fo:font-weight="bold" officeooo:rsid="05e187d6" style:letter-kerning="true" style:font-style-asian="normal" style:font-weight-asian="bold" style:font-weight-complex="bold" style:text-emphasize="none"/>
    </style:style>
    <style:style style:name="T179" style:family="text">
      <style:text-properties style:text-outline="false" style:text-line-through-style="none" style:text-line-through-type="none" fo:font-style="normal" fo:text-shadow="none" style:text-underline-style="none" fo:font-weight="bold" officeooo:rsid="05f4f4a9" style:letter-kerning="true" style:font-style-asian="normal" style:font-weight-asian="bold" style:font-weight-complex="bold" style:text-emphasize="none"/>
    </style:style>
    <style:style style:name="T180"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181" style:family="text">
      <style:text-properties style:text-outline="false" style:text-line-through-style="none" style:text-line-through-type="none" fo:font-style="italic" fo:text-shadow="none" style:text-underline-style="none" fo:font-weight="normal" officeooo:rsid="0598e7b5" style:letter-kerning="true" style:font-style-asian="italic" style:font-weight-asian="normal" style:text-emphasize="none"/>
    </style:style>
    <style:style style:name="T182" style:family="text">
      <style:text-properties style:text-outline="false" style:text-line-through-style="none" style:text-line-through-type="none" fo:font-style="italic" fo:text-shadow="none" style:text-underline-style="none" fo:font-weight="normal" officeooo:rsid="05996f4c" style:letter-kerning="true" style:font-style-asian="italic" style:font-weight-asian="normal" style:text-emphasize="none"/>
    </style:style>
    <style:style style:name="T183" style:family="text">
      <style:text-properties style:text-outline="false" style:text-line-through-style="none" style:text-line-through-type="none" fo:font-style="italic" fo:text-shadow="none" style:text-underline-style="none" fo:font-weight="normal" officeooo:rsid="059b9476" style:letter-kerning="true" style:font-style-asian="italic" style:font-weight-asian="normal" style:text-emphasize="none"/>
    </style:style>
    <style:style style:name="T184" style:family="text">
      <style:text-properties style:text-outline="false" style:text-line-through-style="none" style:text-line-through-type="none" fo:font-style="italic" fo:text-shadow="none" style:text-underline-style="none" fo:font-weight="normal" officeooo:rsid="05a30335" style:letter-kerning="true" style:font-style-asian="italic" style:font-weight-asian="normal" style:text-emphasize="none"/>
    </style:style>
    <style:style style:name="T185" style:family="text">
      <style:text-properties style:text-outline="false" style:text-line-through-style="none" style:text-line-through-type="none" fo:font-style="italic" fo:text-shadow="none" style:text-underline-style="none" fo:font-weight="normal" officeooo:rsid="05a3c003" style:letter-kerning="true" style:font-style-asian="italic" style:font-weight-asian="normal" style:text-emphasize="none"/>
    </style:style>
    <style:style style:name="T186" style:family="text">
      <style:text-properties style:text-outline="false" style:text-line-through-style="none" style:text-line-through-type="none" fo:font-style="italic" fo:text-shadow="none" style:text-underline-style="none" fo:font-weight="normal" officeooo:rsid="05ab7d67" style:letter-kerning="true" style:font-style-asian="italic" style:font-weight-asian="normal" style:text-emphasize="none"/>
    </style:style>
    <style:style style:name="T187" style:family="text">
      <style:text-properties style:text-outline="false" style:text-line-through-style="none" style:text-line-through-type="none" fo:font-style="italic" fo:text-shadow="none" style:text-underline-style="none" fo:font-weight="normal" officeooo:rsid="05af21c2" style:letter-kerning="true" style:font-style-asian="italic" style:font-weight-asian="normal" style:text-emphasize="none"/>
    </style:style>
    <style:style style:name="T188" style:family="text">
      <style:text-properties style:text-outline="false" style:text-line-through-style="none" style:text-line-through-type="none" fo:font-style="italic" fo:text-shadow="none" style:text-underline-style="none" fo:font-weight="normal" officeooo:rsid="05af3c74" style:letter-kerning="true" style:font-style-asian="italic" style:font-weight-asian="normal" style:text-emphasize="none"/>
    </style:style>
    <style:style style:name="T189" style:family="text">
      <style:text-properties style:text-outline="false" style:text-line-through-style="none" style:text-line-through-type="none" fo:font-style="italic" fo:text-shadow="none" style:text-underline-style="none" fo:font-weight="normal" officeooo:rsid="05b2ad61" style:letter-kerning="true" style:font-style-asian="italic" style:font-weight-asian="normal" style:text-emphasize="none"/>
    </style:style>
    <style:style style:name="T190" style:family="text">
      <style:text-properties style:text-outline="false" style:text-line-through-style="none" style:text-line-through-type="none" fo:font-style="italic" fo:text-shadow="none" style:text-underline-style="none" fo:font-weight="normal" officeooo:rsid="05b67b87" style:letter-kerning="true" style:font-style-asian="italic" style:font-weight-asian="normal" style:text-emphasize="none"/>
    </style:style>
    <style:style style:name="T191" style:family="text">
      <style:text-properties style:text-outline="false" style:text-line-through-style="none" style:text-line-through-type="none" fo:font-style="italic" fo:text-shadow="none" style:text-underline-style="none" fo:font-weight="normal" officeooo:rsid="05b86082" style:letter-kerning="true" style:font-style-asian="italic" style:font-weight-asian="normal" style:text-emphasize="none"/>
    </style:style>
    <style:style style:name="T192" style:family="text">
      <style:text-properties style:text-outline="false" style:text-line-through-style="none" style:text-line-through-type="none" fo:font-style="italic" fo:text-shadow="none" style:text-underline-style="none" fo:font-weight="normal" officeooo:rsid="05bead51" style:letter-kerning="true" style:font-style-asian="italic" style:font-weight-asian="normal" style:text-emphasize="none"/>
    </style:style>
    <style:style style:name="T193" style:family="text">
      <style:text-properties style:text-outline="false" style:text-line-through-style="none" style:text-line-through-type="none" fo:font-style="italic" fo:text-shadow="none" style:text-underline-style="none" fo:font-weight="normal" officeooo:rsid="05c12014" style:letter-kerning="true" style:font-style-asian="italic" style:font-weight-asian="normal" style:text-emphasize="none"/>
    </style:style>
    <style:style style:name="T194"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font-weight-complex="normal" style:text-emphasize="none"/>
    </style:style>
    <style:style style:name="T195" style:family="text">
      <style:text-properties style:text-outline="false" style:text-line-through-style="none" style:text-line-through-type="none" fo:font-style="italic" fo:text-shadow="none" style:text-underline-style="none" fo:font-weight="normal" officeooo:rsid="05546647" style:letter-kerning="true" style:font-style-asian="italic" style:font-weight-asian="normal" style:font-style-complex="italic" style:font-weight-complex="normal" style:text-emphasize="none"/>
    </style:style>
    <style:style style:name="T196" style:family="text">
      <style:text-properties style:text-outline="false" style:text-line-through-style="none" style:text-line-through-type="none" fo:font-style="italic" fo:text-shadow="none" style:text-underline-style="none" fo:font-weight="normal" officeooo:rsid="055f7f2b" style:letter-kerning="true" style:font-style-asian="italic" style:font-weight-asian="normal" style:font-style-complex="italic" style:font-weight-complex="normal" style:text-emphasize="none"/>
    </style:style>
    <style:style style:name="T197" style:family="text">
      <style:text-properties style:text-outline="false" style:text-line-through-style="none" style:text-line-through-type="none" fo:font-style="italic" fo:text-shadow="none" style:text-underline-style="none" fo:font-weight="normal" officeooo:rsid="059db97a" style:letter-kerning="true" style:font-style-asian="italic" style:font-weight-asian="normal" style:font-style-complex="italic" style:font-weight-complex="normal" style:text-emphasize="none"/>
    </style:style>
    <style:style style:name="T198"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text-emphasize="none"/>
    </style:style>
    <style:style style:name="T199" style:family="text">
      <style:text-properties style:text-outline="false" style:text-line-through-style="none" style:text-line-through-type="none" fo:font-style="italic" fo:text-shadow="none" style:text-underline-style="none" fo:font-weight="normal" officeooo:rsid="0588b285" style:letter-kerning="true" style:font-style-asian="italic" style:font-weight-asian="normal" style:font-style-complex="italic" style:text-emphasize="none"/>
    </style:style>
    <style:style style:name="T200" style:family="text">
      <style:text-properties style:text-outline="false" style:text-line-through-style="none" style:text-line-through-type="none" fo:font-style="italic" fo:text-shadow="none" style:text-underline-style="none" fo:font-weight="normal" officeooo:rsid="057cc736" style:letter-kerning="true" style:font-style-asian="italic" style:font-weight-asian="normal" style:font-style-complex="italic" style:text-emphasize="none"/>
    </style:style>
    <style:style style:name="T201" style:family="text">
      <style:text-properties style:text-outline="false" style:text-line-through-style="none" style:text-line-through-type="none" fo:font-style="italic" fo:text-shadow="none" style:text-underline-style="none" fo:font-weight="normal" officeooo:rsid="05bead51" style:letter-kerning="true" style:font-style-asian="italic" style:font-weight-asian="normal" style:font-style-complex="italic" style:text-emphasize="none"/>
    </style:style>
    <style:style style:name="T202" style:family="text">
      <style:text-properties style:text-outline="false" style:text-line-through-style="none" style:text-line-through-type="none" fo:font-style="italic" fo:text-shadow="none" style:text-underline-style="none" fo:font-weight="bold" style:letter-kerning="true" style:font-style-asian="italic" style:font-weight-asian="bold" style:font-weight-complex="bold" style:text-emphasize="none"/>
    </style:style>
    <style:style style:name="T203" style:family="text">
      <style:text-properties style:text-outline="false" style:text-line-through-style="none" style:text-line-through-type="none" fo:font-style="italic" fo:text-shadow="none" style:text-underline-style="none" fo:font-weight="bold" style:letter-kerning="true" style:font-style-asian="italic" style:font-weight-asian="bold" style:font-style-complex="italic" style:text-emphasize="none"/>
    </style:style>
    <style:style style:name="T204" style:family="text">
      <style:text-properties style:text-outline="false" style:text-line-through-style="none" style:text-line-through-type="none" fo:font-style="italic" fo:text-shadow="none" style:text-underline-style="none" fo:font-weight="bold" officeooo:rsid="05e6deb9" style:letter-kerning="true" style:font-style-asian="italic" style:font-weight-asian="bold" style:font-style-complex="italic" style:text-emphasize="none"/>
    </style:style>
    <style:style style:name="T205" style:family="text">
      <style:text-properties style:text-outline="false" style:text-line-through-style="none" style:text-line-through-type="none" style:text-position="9% 100%" fo:font-style="normal" fo:text-shadow="none" style:text-underline-style="none" fo:font-weight="normal" style:letter-kerning="true" style:font-style-asian="normal" style:font-weight-asian="normal" style:font-weight-complex="normal" style:text-emphasize="none"/>
    </style:style>
    <style:style style:name="T206" style:family="text">
      <style:text-properties style:text-outline="false" style:text-line-through-style="none" style:text-line-through-type="none" style:text-position="9% 100%" fo:font-style="normal" fo:text-shadow="none" style:text-underline-style="none" fo:font-weight="normal" officeooo:rsid="0539eeb9" style:letter-kerning="true" style:font-style-asian="normal" style:font-weight-asian="normal" style:font-weight-complex="normal" style:text-emphasize="none"/>
    </style:style>
    <style:style style:name="T207" style:family="text">
      <style:text-properties style:text-outline="false" style:text-line-through-style="none" style:text-line-through-type="none" style:text-position="9% 100%" fo:font-style="normal" fo:text-shadow="none" style:text-underline-style="none" fo:font-weight="bold" style:letter-kerning="true" style:font-style-asian="normal" style:font-weight-asian="bold" style:font-weight-complex="bold" style:text-emphasize="none"/>
    </style:style>
    <style:style style:name="T208" style:family="text">
      <style:text-properties style:text-outline="false" style:text-line-through-style="none" style:text-line-through-type="none" style:text-position="sub 58%" fo:font-style="normal" fo:text-shadow="none" style:text-underline-style="none" fo:font-weight="normal" style:letter-kerning="true" style:font-style-asian="normal" style:font-weight-asian="normal" style:text-emphasize="none"/>
    </style:style>
    <style:style style:name="T209" style:family="text">
      <style:text-properties style:text-outline="false" style:text-line-through-style="none" style:text-line-through-type="none" style:text-position="sub 58%" fo:font-style="normal" fo:text-shadow="none" style:text-underline-style="none" fo:font-weight="normal" officeooo:rsid="057a8807" style:letter-kerning="true" style:font-style-asian="normal" style:font-weight-asian="normal" style:text-emphasize="none"/>
    </style:style>
    <style:style style:name="T210" style:family="text">
      <style:text-properties style:text-outline="false" style:text-line-through-style="none" style:text-line-through-type="none" style:text-position="sub 58%" fo:font-style="normal" fo:text-shadow="none" style:text-underline-style="none" fo:font-weight="normal" officeooo:rsid="057cc736" style:letter-kerning="true" style:font-style-asian="normal" style:font-weight-asian="normal" style:text-emphasize="none"/>
    </style:style>
    <style:style style:name="T211" style:family="text">
      <style:text-properties style:text-outline="false" style:text-line-through-style="none" style:text-line-through-type="none" style:text-position="sub 58%" style:font-name="Times New Roman" fo:font-style="italic" fo:text-shadow="none" style:text-underline-style="none" fo:font-weight="normal" style:letter-kerning="true" style:font-style-asian="italic" style:font-weight-asian="normal" style:font-name-complex="Times New Roman" style:font-weight-complex="normal" style:text-emphasize="none"/>
    </style:style>
    <style:style style:name="T212" style:family="text">
      <style:text-properties style:text-outline="false" style:text-line-through-style="none" style:text-line-through-type="none" style:text-position="sub 58%" style:font-name="Times New Roman" fo:font-style="italic" fo:text-shadow="none" style:text-underline-style="none" fo:font-weight="normal" officeooo:rsid="05c88431" style:letter-kerning="true" style:font-style-asian="italic" style:font-weight-asian="normal" style:font-name-complex="Times New Roman" style:font-weight-complex="normal" style:text-emphasize="none"/>
    </style:style>
    <style:style style:name="T213" style:family="text">
      <style:text-properties style:text-outline="false" style:text-line-through-style="none" style:text-line-through-type="none" style:font-name="Times New Roman" fo:font-style="italic" fo:text-shadow="none" style:text-underline-style="none" fo:font-weight="normal" style:letter-kerning="true" style:font-style-asian="italic" style:font-weight-asian="normal" style:text-emphasize="none"/>
    </style:style>
    <style:style style:name="T214" style:family="text">
      <style:text-properties style:text-outline="false" style:text-line-through-style="none" style:text-line-through-type="none" style:font-name="Times New Roman" fo:font-style="italic" fo:text-shadow="none" style:text-underline-style="none" fo:font-weight="normal" officeooo:rsid="0539eeb9" style:letter-kerning="true" style:font-style-asian="italic" style:font-weight-asian="normal" style:text-emphasize="none"/>
    </style:style>
    <style:style style:name="T215" style:family="text">
      <style:text-properties style:text-outline="false" style:text-line-through-style="none" style:text-line-through-type="none" style:font-name="Times New Roman" fo:font-style="italic" fo:text-shadow="none" style:text-underline-style="none" fo:font-weight="normal" officeooo:rsid="05bead51" style:letter-kerning="true" style:font-style-asian="italic" style:font-weight-asian="normal" style:text-emphasize="none"/>
    </style:style>
    <style:style style:name="T216" style:family="text">
      <style:text-properties style:text-outline="false" style:text-line-through-style="none" style:text-line-through-type="none" style:font-name="Times New Roman" fo:font-style="italic" fo:text-shadow="none" style:text-underline-style="none" fo:font-weight="normal" officeooo:rsid="05af3c74" style:letter-kerning="true" style:font-style-asian="italic" style:font-weight-asian="normal" style:text-emphasize="none"/>
    </style:style>
    <style:style style:name="T217" style:family="text">
      <style:text-properties style:text-outline="false" style:text-line-through-style="none" style:text-line-through-type="none" style:font-name="Times New Roman" fo:font-style="italic" fo:text-shadow="none" style:text-underline-style="none" fo:font-weight="normal" officeooo:rsid="05af21c2" style:letter-kerning="true" style:font-style-asian="italic" style:font-weight-asian="normal" style:text-emphasize="none"/>
    </style:style>
    <style:style style:name="T218" style:family="text">
      <style:text-properties style:text-outline="false" style:text-line-through-style="none" style:text-line-through-type="none" style:font-name="Times New Roman" fo:font-style="italic" fo:text-shadow="none" style:text-underline-style="none" fo:font-weight="normal" style:letter-kerning="true" style:font-style-asian="italic" style:font-weight-asian="normal" style:font-name-complex="Times New Roman" style:text-emphasize="none"/>
    </style:style>
    <style:style style:name="T219" style:family="text">
      <style:text-properties style:text-outline="false" style:text-line-through-style="none" style:text-line-through-type="none" style:font-name="Times New Roman" fo:font-style="normal" fo:text-shadow="none" style:text-underline-style="none" fo:font-weight="normal" style:letter-kerning="true" style:font-style-asian="normal" style:font-weight-asian="normal" style:font-name-complex="Times New Roman" style:text-emphasize="none"/>
    </style:style>
    <style:style style:name="T220" style:family="text">
      <style:text-properties officeooo:rsid="058e28e4"/>
    </style:style>
    <style:style style:name="T221" style:family="text">
      <style:text-properties fo:font-weight="bold" style:font-weight-asian="bold" style:font-weight-complex="bold"/>
    </style:style>
    <style:style style:name="T222" style:family="text">
      <style:text-properties fo:font-style="italic" style:font-style-asian="italic" style:font-style-complex="italic"/>
    </style:style>
    <style:style style:name="T223" style:family="text">
      <style:text-properties fo:font-style="italic" officeooo:rsid="05e9cada" style:font-style-asian="italic" style:font-style-complex="italic"/>
    </style:style>
    <style:style style:name="T224" style:family="text">
      <style:text-properties officeooo:rsid="05944186"/>
    </style:style>
    <style:style style:name="T225" style:family="text">
      <style:text-properties style:text-position="0% 100%" officeooo:rsid="05c12014"/>
    </style:style>
    <style:style style:name="T226" style:family="text">
      <style:text-properties style:text-position="0% 100%" officeooo:rsid="05b68f6c"/>
    </style:style>
    <style:style style:name="T227" style:family="text">
      <style:text-properties officeooo:rsid="05c0aec3"/>
    </style:style>
    <style:style style:name="T228" style:family="text">
      <style:text-properties officeooo:rsid="05d9427e"/>
    </style:style>
    <style:style style:name="T229" style:family="text">
      <style:text-properties officeooo:rsid="05db55b7"/>
    </style:style>
    <style:style style:name="T230" style:family="text">
      <style:text-properties officeooo:rsid="05dc57ea"/>
    </style:style>
    <style:style style:name="T231" style:family="text">
      <style:text-properties officeooo:rsid="05e9cada"/>
    </style:style>
    <style:style style:name="T232" style:family="text">
      <style:text-properties officeooo:rsid="05ecb18d"/>
    </style:style>
    <style:style style:name="T233" style:family="text">
      <style:text-properties officeooo:rsid="05f8d4af"/>
    </style:style>
    <style:style style:name="T234" style:family="text">
      <style:text-properties officeooo:rsid="0607cbc9"/>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98in" fo:text-indent="-0.25in" fo:margin-left="2.8098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2" text:outline-level="1">מכרזים אלגוריתמיים</text:h>
      <text:p text:style-name="P10">היום נראה איך אלגוריתמים שלמדתם בקורסים קודמים משתלבים עם המכרזים שלמדנו בקורס זה.</text:p>
      <text:p text:style-name="Heading_20_2"><text:span text:style-name="T50">מ</text:span><text:span text:style-name="T49">כרז המסלול </text:span><text:span text:style-name="T52">הזול</text:span><text:span text:style-name="T49"> ביותר</text:span></text:p>
      <text:p text:style-name="P9"><text:span text:style-name="T100">נ</text:span><text:span text:style-name="T101">תונה רשת</text:span><text:span text:style-name="T102">-תקשורת. כל קשת מייצגת חיבור ברשת. אנחנו רוצים להעביר חבילת-תקשורת מסויימת </text:span><text:span text:style-name="T108">מנקודה מסויימת ("מקור")</text:span><text:span text:style-name="T102"> לנקודה </text:span><text:span text:style-name="T108">אחרת ("יעד").</text:span></text:p>
      <text:p text:style-name="P9"><text:span text:style-name="T102">לכל קשת ישנה עלות מסויימת להעברת חבילה דרכה (למשל, לפי הזמן שלוקח לחבילה לעבור בקשת, העומס על הקשת וכו').</text:span><text:span text:style-name="T108"> </text:span><text:span text:style-name="T102">אנחנו רוצים להעביר את החבילה במסלול </text:span><text:span text:style-name="T174">הזול ביותר</text:span><text:span text:style-name="T102">.</text:span></text:p>
      <text:p text:style-name="P11"><text:span text:style-name="T205">א</text:span><text:span text:style-name="T101">ם עלות כל קשת ידועה לכולם </text:span><text:span text:style-name="T102">- אפשר לפתור את הבעיה ע"י אלגוריתם שאתם כבר מכירים - אלגוריתם דייקסטרה </text:span><text:span text:style-name="T109">מוצא </text:span><text:span text:style-name="T102">מסלול קל ביותר בגרף ממושקל.</text:span></text:p>
      <text:p text:style-name="P17"/>
      <text:p text:style-name="P12"><text:span text:style-name="T102">אבל מה אם כל קשת היא מחשב ששייך לאדם מסויים, ורק הבעלים יודע מה ה</text:span><text:span text:style-name="T103">עלות שלה? אנחנו יכולים לשאול כל אחד מה העלות של העברת חבילה דרכו, אבל למה שיגיד את האמת? אולי כדאי לו להגיד שהעלות הרבה יותר גבוהה, כדי שנחליט לשלוח את החבילה דרך מקום אחר?</text:span><text:span text:style-name="T105"> <text:s text:c="3"/></text:span><text:span text:style-name="T103">הדבר רלבנטי במיוחד בימינו, ברשתות כגון ביטקוין-לייטנינג (bitcoin-lightning), שבהם צריך להחליט מה המסלול </text:span><text:span text:style-name="T106">הזול </text:span><text:span text:style-name="T103">ביותר להעברת תשלום </text:span><text:span text:style-name="T104">בין שני צרכנים. </text:span></text:p>
      <text:p text:style-name="P18"/>
      <text:p text:style-name="P14"><text:span text:style-name="T101">בכל מצב שבו הקלט לאלגוריתם מסויים הוא מידע פרטי של </text:span><text:span text:style-name="T107">אנשים עם אינטרסים אישיים (שאינם בהכרח תואמים לאינטרסים שלנו), אנחנו צריכים להשתמש ב</text:span><text:span text:style-name="T173">מכרז</text:span><text:span text:style-name="T155"> (</text:span><text:span text:style-name="T168">בכלכלית נקרא גם</text:span><text:span text:style-name="T155"> </text:span><text:span text:style-name="T173">מנגנון </text:span><text:span text:style-name="T168">או </text:span><text:span text:style-name="T179">מכניזם</text:span><text:span text:style-name="T155">).</text:span><text:span text:style-name="T156"> </text:span><text:span text:style-name="T157">ורצוי שהמכרז יהיה </text:span><text:span text:style-name="T175">אמיתי</text:span><text:span text:style-name="T157">, כדי שלאנשים אכן יהיה כדאי לחשוף את המידע האמיתי שלהם.</text:span></text:p>
      <text:p text:style-name="P23"/>
      <text:p text:style-name="P16"><text:span text:style-name="T158">בשיעור הקודם למדנו מכרז אמיתי כללי - מכרז </text:span><text:span text:style-name="T154">ויקרי-קלארק-גרובס (VCG)</text:span><text:span text:style-name="T158">. אנחנו יכולים להשתמש בו במקרה שלנו (ראו דוגמה במצגת).</text:span></text:p>
      <text:list xml:id="list1104489720" text:style-name="L1">
        <text:list-item>
          <text:p text:style-name="P101"><text:span text:style-name="T4">אוסף התוצאות האפשריות הוא </text:span><text:span text:style-name="T30">אוסף כל המסלולים </text:span><text:span text:style-name="T32">מ</text:span><text:span text:style-name="T31">המקור ליעד</text:span><text:span text:style-name="T5">.</text:span></text:p>
        </text:list-item>
        <text:list-item>
          <text:p text:style-name="P101"><text:span text:style-name="T6">השלב הראשון ב</text:span><text:span text:style-name="T7">מכרז וק"ג </text:span><text:span text:style-name="T6">הוא </text:span><text:span text:style-name="T33">חישוב התוצאה עם סכום-הערכים הגדול ביותר</text:span><text:span text:style-name="T7">.</text:span><text:span text:style-name="T6"> <text:s/></text:span><text:span text:style-name="T7">במקרה זה אנחנו מחפשים את סכום העלויות הקטן ביותר, אבל ההבדל הוא טכני בלבד - אפשר להציג כל עלות כערך עם סימן מינוס. </text:span><text:span text:style-name="T8">לכן, אנחנו יכולים </text:span><text:span text:style-name="T6">לבצע את השלב הראשון במכרז בעזרת אלגוריתם דייקסטרה.</text:span></text:p>
        </text:list-item>
        <text:list-item>
          <text:p text:style-name="P102"><text:span text:style-name="T3">השלב השני הוא חישוב התשלומים. כדי לחשב את התשלום של שחקן מסויים (במקרה זה, של קשת מסויימת), אנחנו צריכים לחשב </text:span><text:span text:style-name="T29">מה היתה התוצאה אילו השחקן הזה לא היה משתתף</text:span><text:span text:style-name="T3">. אנחנו צריכים למחוק (באופן זמני) את הקשת מהגרף, ולמצוא את המסלול הזול ביותר בגרף שהתקבל, כלומר להריץ שוב את אלגוריתם דייקסטרה. <text:s/>אחרי שמצאנו את המסלול הזה, אנחנו צריכים לחשב את סכום הערכים של כל שאר הקשתות, לחסר את סכום הערכים של כל שאר הקשתות בלי המחיקה, וההפרש הוא התשלום שתצטרך הקשת לשלם.</text:span></text:p>
        </text:list-item>
      </text:list>
      <text:p text:style-name="P24">שימו לב - כדי להריץ את מנגנון וק"ג צריך להריץ את אלגוריתם דייקסטרה E+1 פעמים, כאשר E הוא מספר הקשתות בגרף: פעם אחת כדי לחשב את התוצאה הסופית, <text:s/>ועוד E פעמים כדי לחשב את התשלום של כל קשת וקשת.</text:p>
      <text:p text:style-name="P24"/>
      <text:p text:style-name="P3"><text:span text:style-name="T50">מ</text:span><text:span text:style-name="T49">כרז </text:span><text:span text:style-name="T51">התרמיל</text:span></text:p>
      <text:p text:style-name="P8"><text:span text:style-name="T206">מ</text:span><text:span text:style-name="T110">כניסים אתכם לחדר מלא חפצים, נותנים לכם תרמיל שיכול להכיל עד 100 ק”ג, ואומרים לכם “כל מה שתצליחו להכניס לתרמיל – שלכם”.</text:span><text:span text:style-name="T111"> <text:s text:c="2"/></text:span><text:span text:style-name="T101">לכל חפץ יש </text:span><text:span text:style-name="T171">משקל אחר</text:span><text:span text:style-name="T101"> ו</text:span><text:span text:style-name="T171">ערך אחר</text:span><text:span text:style-name="T101">.</text:span><text:span text:style-name="T111"> <text:s/></text:span><text:span text:style-name="T101">איך תבחרו חפצים </text:span><text:span text:style-name="T112">שהמשקל שלהם לכל היותר 100, ו</text:span><text:span text:style-name="T101">סכום-ערכיהם גדול ביותר?</text:span></text:p>
      <text:p text:style-name="P26"><text:soft-page-break/></text:p>
      <text:p text:style-name="P7"><text:span text:style-name="T205">א</text:span><text:span text:style-name="T101">ם </text:span><text:span text:style-name="T112">הערך של כל חפץ ידוע </text:span><text:span text:style-name="T101">לכולם </text:span><text:span text:style-name="T102">- </text:span><text:span text:style-name="T112">יש לנו בעיה אלגוריתמית. אמנם, זו בעיה קשה יותר מבעיית המסלול הזול ביותר, אבל היא פתירה</text:span><text:span text:style-name="T113">. </text:span><text:span text:style-name="T114">למשל, אם מספר החפצים הוא קטן, אפשר לבדוק את כל תת-הקבוצות של חפצים, </text:span><text:span text:style-name="T113">ולבחור את </text:span><text:span text:style-name="T114">תת-הקבוצה </text:span><text:span text:style-name="T113">עם הערך הגבוה ביותר מבין </text:span><text:span text:style-name="T114">תת-הקבוצות שסכום המשקלים שלהן הוא לכל היותר 100.</text:span></text:p>
      <text:p text:style-name="P7"><text:span text:style-name="T10">אבל מה אם </text:span><text:span text:style-name="T9">הערך של כל חפץ ידוע רק לחפץ</text:span><text:span text:style-name="T10">? <text:s text:c="2"/>הנה דוגמה מעשית למצב זה: אתם מנהלים ערוץ רדיו ומקציבים 100 שניות לפרסומות. יש כמה מפרסמים המתחרים על המקום הזה. לכל מפרסם יש פרסומת באורך אחר (בשניות), וכל מפרסם מייחס ערך אחר לפרסומת שלו. אתם רוצים לשדר את הפרסומות עם סכום הערכים הגבוה ביותר, בתנאי שהן נכנסות ב-100 השניות המוקצבות. אבל אתם לא יודעים את הערכים.</text:span><text:span text:style-name="T11"> מה תעשו?</text:span></text:p>
      <text:p text:style-name="P15"><text:span text:style-name="T116">כאמור, בכל</text:span><text:span text:style-name="T115"> מצב שבו הקלט לאלגוריתם הוא מידע פרטי של </text:span><text:span text:style-name="T107">אנשים עם אינטרסים אישיים, אנחנו צריכים להשתמש </text:span><text:span text:style-name="T155">במכרז</text:span><text:span text:style-name="T159">. אפשר להשתמש במכרז וק"ג כמו שראינו בסעיף הקודם. </text:span><text:span text:style-name="T162">בשלב הראשון של המכרז, אנחנו צריכים למצוא את התוצאה שממקסמת את סכום הערכים. </text:span><text:span text:style-name="T159">אם מספר החפצים (= המפרסמים) הוא קטן, </text:span><text:span text:style-name="T162">זה עובד מצויין</text:span><text:span text:style-name="T159">. <text:s/>אבל </text:span><text:span text:style-name="T160">מה אם מספר החפצים </text:span><text:span text:style-name="T163">הוא </text:span><text:span text:style-name="T160">גדול? <text:s/>בעיית התרמיל ידועה כבעיה </text:span><text:span text:style-name="T195">NP-שלמה </text:span><text:span text:style-name="T160">- וזה אומר ש</text:span><text:span text:style-name="T161">כנראה לא קיים אלגוריתם הפותר בעיות גדולות בזמן סביר.</text:span><text:span text:style-name="T164"> <text:s/>איך נוכל להריץ את מכרז וק"ג, אם אנחנו לא יכולים לחשב את הצעד הראשון שלו?!</text:span></text:p>
      <text:p text:style-name="P25"/>
      <text:p text:style-name="P55"><text:span text:style-name="T161">ב</text:span><text:span text:style-name="T154">עולם האלגוריתמים, כשנתקלים בבעיה שהיא </text:span><text:span text:style-name="T194">NP-קשה</text:span><text:span text:style-name="T154">, השלב הבא הוא לחפש עבורה </text:span><text:span text:style-name="T194">אלגוריתמי-קירוב</text:span><text:span text:style-name="T154">. </text:span><text:span text:style-name="T165">אם זה קשה למצוא את הצירוף עם סכום הערכים המקסימלי - ננסה למצוא צירוף עם סכום-ערכים שהוא "די קרוב" למקסימלי.</text:span><text:span text:style-name="T166"> <text:s/>איך מוצאים אלגוריתמי קירוב? אפשרות אחת, שעובדת בהרבה מקרים, היא לנסות </text:span><text:span text:style-name="T196">אלגוריתם חמדני </text:span><text:span text:style-name="T166">(greedy algorithm).</text:span><text:span text:style-name="T167"> נראה כמה אלגוריתמים כאלה עבור בעיית התרמיל.</text:span></text:p>
      <text:p text:style-name="P71"/>
      <text:p text:style-name="P45"><text:span text:style-name="T172">אלגוריתם חמדני א</text:span><text:span text:style-name="T101">:</text:span></text:p>
      <text:list xml:id="list3665117177" text:style-name="L2">
        <text:list-item>
          <text:p text:style-name="P103">סדר את החפצים בסדר יורד של הערך.</text:p>
        </text:list-item>
        <text:list-item>
          <text:p text:style-name="P103">בחר חפצים לפי הסדר עד שהתרמיל מתמלא.</text:p>
        </text:list-item>
      </text:list>
      <text:p text:style-name="P28"><text:span text:style-name="T9">האלגוריתם הזה עובד יפה כשהחפצים בערך באותו משקל, אבל כשיש הבדלים גדולים </text:span><text:span text:style-name="T12">במשקלים - הוא עלול להיות מאד גרוע.</text:span></text:p>
      <text:p text:style-name="P27"><text:span text:style-name="T12">למשל, נניח שג</text:span><text:span text:style-name="T34">ודל התרמיל </text:span><text:span text:style-name="T35">הוא</text:span><text:span text:style-name="T34"> 100</text:span><text:span text:style-name="T35">, יש 51 חפצים, והערכים והמשקלים שלהם לפי הסדר הם:</text:span></text:p>
      <text:p text:style-name="P87"><text:span text:style-name="T171">$100/100k</text:span><text:span text:style-name="T101">, $20/2k, $20/2k, $20/2k … </text:span></text:p>
      <text:p text:style-name="P56"><text:span text:style-name="T101">רק החפץ הראשון </text:span><text:span text:style-name="T118">נכנס לתרמיל </text:span><text:span text:style-name="T101">- הערך הוא </text:span><text:span text:style-name="T117">$100</text:span><text:span text:style-name="T101">. אילו היה </text:span><text:span text:style-name="T117">מדלג על החפץ הראשון, היה יכול להכניס 50 חפצים שהערך של כל אחד הוא $20, כך שהערך היה גדול פי 10. <text:s/></text:span></text:p>
      <text:p text:style-name="P45"><text:span text:style-name="T117">מעבר לכך, גם אם נשתמש באלגוריתם הזה כשלב הראשון במכרז דמוי-וק"ג, התוצאה תהיה מאד גרועה: השחקן הראשון יזכה, אבל הוא יצטרך לשלם </text:span><text:span text:style-name="T101">$1000 </text:span><text:span text:style-name="T117">(סכום הערכים של השחקנים כשהוא לא משתתף), שזה פי 10</text:span><text:span text:style-name="T101"> יותר מהערך שלו</text:span><text:span text:style-name="T117">. זה כמובן לא מכרז אמיתי - השחקן יעדיף לא להשתתף כלל.</text:span></text:p>
      <text:p text:style-name="P64"/>
      <text:p text:style-name="P45"><text:span text:style-name="T172">אלגוריתם חמדני ב</text:span><text:span text:style-name="T101">:</text:span></text:p>
      <text:list xml:id="list42960469" text:style-name="L3">
        <text:list-item>
          <text:p text:style-name="P110"><text:span text:style-name="T9">סדר את החפצים בסדר יורד של </text:span><text:span text:style-name="T13">היחס </text:span><text:span text:style-name="T37">ערך/משקל</text:span><text:span text:style-name="T9">.</text:span></text:p>
        </text:list-item>
        <text:list-item>
          <text:p text:style-name="P104">בחר חפצים לפי הסדר עד שהתרמיל מתמלא.</text:p>
        </text:list-item>
      </text:list>
      <text:p text:style-name="P72">האלגוריתם הזה עובד יפה על הדוגמה הקודמת, אבל עובד גרוע על הדוגמה הבאה:</text:p>
      <text:p text:style-name="P87"><text:span text:style-name="T171">$20/2k</text:span><text:span text:style-name="T101">, $100/100k.</text:span></text:p>
      <text:p text:style-name="P57"><text:span text:style-name="T101">רק החפץ הראשון </text:span><text:span text:style-name="T118">נכנס לתרמיל - הערך הוא $20. </text:span><text:span text:style-name="T101">אילו היה </text:span><text:span text:style-name="T117">מדלג על החפץ הראשון, </text:span><text:span text:style-name="T118">הערך היה גדול פי 5.</text:span></text:p>
      <text:p text:style-name="P46"><text:span text:style-name="T118">גם כמכרז, התוצאות לא טובות: השחקן </text:span><text:span text:style-name="T101">הראשון </text:span><text:span text:style-name="T118">זוכה, והוא משלם </text:span><text:span text:style-name="T101">$100 </text:span><text:span text:style-name="T118">(סכום הערכים של האחרים כשהוא לא משתתף) </text:span><text:span text:style-name="T101">– יותר מהערך שלו</text:span><text:span text:style-name="T118">.</text:span></text:p>
      <text:p text:style-name="P30"/>
      <text:p text:style-name="P31">ראינו שני אלגוריתמים, כל אחד מהם נכשל על קלט מסויים. מתברר ששניהם ביחד נותנים תוצאה לא רעה בכלל.</text:p>
      <text:p text:style-name="P31"><text:soft-page-break/></text:p>
      <text:p text:style-name="P11"><text:span text:style-name="T207">א</text:span><text:span text:style-name="T172">לגוריתם א+ב</text:span><text:span text:style-name="T101">: הפעל את שני האלגוריתמים החמדניים</text:span><text:span text:style-name="T119">, ו</text:span><text:span text:style-name="T101">בחר את התוצאה עם הסכום הגבוה.</text:span></text:p>
      <text:p text:style-name="P47"><text:span text:style-name="T172">משפט</text:span><text:span text:style-name="T101">: אלגוריתם א+ב נותן </text:span><text:span text:style-name="T198">קירוב 1/2</text:span><text:span text:style-name="T169"> לבעיית התרמיל</text:span><text:span text:style-name="T101">.</text:span><text:span text:style-name="T120"> כלומר, הוא מוצא תת-קבוצה </text:span><text:span text:style-name="T121">שסכום ערכיה </text:span><text:span text:style-name="T120">הוא לפחות 1/2 </text:span><text:span text:style-name="T121">מהסכום </text:span><text:span text:style-name="T120">הגבוה ביותר האפשרי.</text:span></text:p>
      <text:p text:style-name="P48"><text:span text:style-name="T202">הוכחה</text:span><text:span text:style-name="T101">: </text:span></text:p>
      <text:list xml:id="list2709987267" text:style-name="L4">
        <text:list-item>
          <text:p text:style-name="P111"><text:span text:style-name="T9">נניח שאלגוריתם ב נתקע אחרי k חפצים.</text:span><text:span text:style-name="T14"> אילו היה יכול להוסיף גם את </text:span><text:span text:style-name="T9">החפץ ה-k+1 – הסכום </text:span><text:span text:style-name="T14">היה לפחות כמו המקסימום - אולי אפילו יותר (כי האלגוריתם ממקסם את </text:span><text:span text:style-name="T15">ה</text:span><text:span text:style-name="T14">ערך</text:span><text:span text:style-name="T15"> ליחידת </text:span><text:span text:style-name="T14">משקל).</text:span></text:p>
        </text:list-item>
        <text:list-item>
          <text:p text:style-name="P111"><text:span text:style-name="T15">אלגוריתם א </text:span><text:span text:style-name="T16">בוחר לפחות חפץ אחד עם הערך הגבוה ביותר. כלומר, הסכום של אלגוריתם א </text:span><text:span text:style-name="T9">הוא לפחות </text:span><text:span text:style-name="T16">כמו ערך </text:span><text:span text:style-name="T9">החפץ ה-k+1.</text:span></text:p>
        </text:list-item>
        <text:list-item>
          <text:p text:style-name="P107">מכאן, הסכום של אלגוריתמים א+ב הוא לפחות כמו המקסימום.</text:p>
        </text:list-item>
        <text:list-item>
          <text:p text:style-name="P111"><text:span text:style-name="T16">מכאן, לפי עקרון שובך היונים, הסכום של אחד משני האלגוריתמים הוא לפחות כמו המקסימום / 2</text:span><text:span text:style-name="T17">! ***</text:span></text:p>
        </text:list-item>
      </text:list>
      <text:p text:style-name="P117"><text:span text:style-name="T27">(אגב, המשפט מחזק את דברי בן-עזאי: "</text:span><text:span text:style-name="T9">אַל תְּהִי בָז לְכָל אָדָם, <text:s/>וְאַל תְּהִי מַפְלִיג לְכָל דָּבָר</text:span><text:span text:style-name="T27">; </text:span><text:span text:style-name="T9">שֶׁאֵין לְךָ אָדָם שֶׁאֵין לוֹ שָׁעָה, וְאֵין לְךָ דָבָר שֶׁאֵין לוֹ מָקוֹם</text:span><text:span text:style-name="T27">" (משנה אבות ד ג): לא צריך לזלזל </text:span><text:span text:style-name="T28">בדברים </text:span><text:span text:style-name="T27">שנראים </text:span><text:span text:style-name="T28">לנו </text:span><text:span text:style-name="T27">במבט ראשון חסרי-ערך, כי ייתכן שהם יתבררו כמועילים כשנשלב </text:span><text:span text:style-name="T28">ביניהם וניתן לכל אחד את המקום המתאים לו</text:span><text:span text:style-name="T27">].</text:span></text:p>
      <text:p text:style-name="P29"><text:span text:style-name="T16"/></text:p>
      <text:p text:style-name="P29"><text:span text:style-name="T16">ע</text:span><text:span text:style-name="T9">שינו צעד גדול קדימה - מצאנו אלגוריתם שזמן-הריצה שלו הוא ליניארי, והוא מוצא קירוב טוב לבעיית התרמיל. <text:s text:c="2"/>האם אפשר להשתמש בו גם כשלב הראשון במכרז וק"ג?</text:span></text:p>
      <text:p text:style-name="P20"/>
      <text:p text:style-name="P20">למרבה הצער, התשובה היא לא. הנה דוגמה:</text:p>
      <text:p text:style-name="P87"><text:span text:style-name="T171">$54/52k</text:span><text:span text:style-name="T101">, $52/51k, $49/49k.</text:span></text:p>
      <text:p text:style-name="P58"><text:span text:style-name="T101">במקרה זה, גם אלגוריתם א וגם אלגוריתם ב בוחרים את </text:span><text:span text:style-name="T122">החפץ הראשון</text:span><text:span text:style-name="T123">, ולכן גם אלגוריתם א+ב בוחר אותו. הערך הוא $54, </text:span><text:span text:style-name="T151">וזה באמת יותר מחצי מהמקסימום (שהוא $101).</text:span><text:span text:style-name="T123"> כמה צריך </text:span><text:span text:style-name="T152">השחקן הראשון </text:span><text:span text:style-name="T123">לשלם? - אילו</text:span><text:span text:style-name="T53"> </text:span><text:span text:style-name="T62">הוא </text:span><text:span text:style-name="T53">לא היה </text:span><text:span text:style-name="T61">משתתף</text:span><text:span text:style-name="T53">, אז שני האלגוריתמים היו בוחרים את שני החפצים האחרים, וסכום-הערכים </text:span><text:span text:style-name="T62">שלהם </text:span><text:span text:style-name="T53">היה $101. </text:span><text:span text:style-name="T62">לכן השחקן הראשון צריך </text:span><text:span text:style-name="T54">לשלם $101, שזה יותר מהערך שלו – </text:span><text:span text:style-name="T62">המכרז לא אמיתי!</text:span></text:p>
      <text:p text:style-name="P74"/>
      <text:p text:style-name="P59"><text:span text:style-name="T49">אנחנו רואים כאן חיסרון גדול של מנגנון וק"ג - הוא חייב למצוא את סכום-הערכים המקסימלי, וחייב למצוא אותו </text:span><text:span text:style-name="T71">במדוייק </text:span><text:span text:style-name="T49">- לא בקירוב. אם מציאת המקסימום היא בעיה חישובית קשה - אנחנו לא יכולים להשתמש ב-VCG. צריך </text:span><text:span text:style-name="T63">מכרז מסוג</text:span><text:span text:style-name="T49"> אחר.</text:span></text:p>
      <text:p text:style-name="P75"/>
      <text:p text:style-name="P4"><text:span text:style-name="T51">מ</text:span><text:span text:style-name="T49">כרז מיירסון</text:span></text:p>
      <text:p text:style-name="P60"><text:span text:style-name="T71">מכרז מיירסון </text:span><text:span text:style-name="T49">(על-שם </text:span><text:span text:style-name="T55">ממציאו</text:span><text:span text:style-name="T49"> Myerson, חתן פרס נובל לכלכלה)</text:span><text:span text:style-name="T56"> הוא מכרז אמיתי, המיועד למצבים שבהם לא יכולים או לא רוצים למקסם את סכום-הערכים.</text:span></text:p>
      <text:p text:style-name="P77"/>
      <text:p text:style-name="P49"><text:span text:style-name="T57">מכרז מיירסון </text:span><text:span text:style-name="T58">מקבל כקלט </text:span><text:span text:style-name="T72">כלל-בחירה - </text:span><text:span text:style-name="T64">כלל הקובע, לגבי כל שחקן, אם הוא "נבחר" או לא. כלל-הבחירה הזה יכול להיות "בחר את השחקן עם הערך הגבוה ביותר", או "בחר את קבוצת-השחקנים עם סכום-הערכים הגבוה ביותר", </text:span><text:span text:style-name="T65">ואז מכרז מיירסון זהה למכרז וק"ג. </text:span><text:span text:style-name="T66"><text:s text:c="2"/></text:span><text:span text:style-name="T65">אבל </text:span><text:span text:style-name="T66">אפשר להשתמש גם ב</text:span><text:span text:style-name="T65">כלל-בחירה </text:span><text:span text:style-name="T66">אחר, </text:span><text:span text:style-name="T67">למשל "הרץ אלגוריתם-קירוב </text:span><text:span text:style-name="T68">חמדני </text:span><text:span text:style-name="T67">לבעיית התרמיל ובחר את השחקנים שנבחרו ע"י האלגוריתם"</text:span><text:span text:style-name="T69">.</text:span></text:p>
      <text:p text:style-name="P79"/>
      <text:p text:style-name="P50"><text:span text:style-name="T101">לכל </text:span><text:span text:style-name="T124">שחקן i </text:span><text:span text:style-name="T101">יש</text:span><text:span text:style-name="T124">נו</text:span><text:span text:style-name="T101"> ערך כספי </text:span><text:span text:style-name="T124">v</text:span><text:span text:style-name="T209">i</text:span><text:span text:style-name="T124"> </text:span><text:span text:style-name="T101">ל”היבחרות”</text:span><text:span text:style-name="T124">. אם שחקן i נבחר אז הערך שלו הוא v</text:span><text:span text:style-name="T209">i</text:span><text:span text:style-name="T124">, ואם השחקן לא נבחר אז הערך שלו הוא 0.</text:span><text:span text:style-name="T125"> </text:span><text:span text:style-name="T126">אם נשתמש רק בכלל-הבחירה - המכרז לא יהיה אמיתי, כי כל שחקן שהערך שלו חיובי, ירצה לשנות את הדיווח שלו כדי לוודא שהוא ייבחר. כדי שהמכרז יהיה אמיתי, אנחנו צריכים להוסיף לו </text:span><text:span text:style-name="T199">כלל-תשלום</text:span><text:span text:style-name="T126"> - כלל הקובע, לכל שחקן, כמה כסף הוא צריך לשלם. </text:span><text:span text:style-name="T127">אם שחקן i נבחר ומשלם p</text:span><text:span text:style-name="T210">i</text:span><text:span text:style-name="T127">, אז </text:span><text:span text:style-name="T200">התועלת </text:span><text:span text:style-name="T127">שלו היא ההפרש - </text:span><text:span text:style-name="T124">v</text:span><text:span text:style-name="T209">i</text:span><text:span text:style-name="T70">-</text:span><text:span text:style-name="T127">p</text:span><text:span text:style-name="T210">i</text:span><text:span text:style-name="T127">.</text:span><text:span text:style-name="T126"> <text:s/>אנחנו מחפשים כלל-תשלום שיגרום לכך שהמכרז יהיה אמיתי.</text:span></text:p>
      <text:p text:style-name="P67"/>
      <text:p text:style-name="P61"><text:soft-page-break/><text:span text:style-name="T101">נסביר שוב במילים אחרות. </text:span><text:span text:style-name="T172">מכרז </text:span><text:span text:style-name="T154">הוא זוג של פונקציות - </text:span><text:span text:style-name="T197">פונקציית</text:span><text:span text:style-name="T194">-בחירה</text:span><text:span text:style-name="T154"> </text:span><text:span text:style-name="T170">ו</text:span><text:span text:style-name="T197">פונקציית</text:span><text:span text:style-name="T194">-תשלום</text:span><text:span text:style-name="T154">. כל פונקציה מקבלת כקלט את הערכים שמדווחים השחקנים. פונקציית-הבחירה מחזירה כפלט, עבור כל שחקן, "1" אם הוא נבחר ו"0" אם הוא לא נבחר. פונקציית-התשלום מחזירה כפלט, עבור כל שחקן, את כמות הכסף שהוא צריך לשלם.</text:span></text:p>
      <text:p text:style-name="P68"/>
      <text:p text:style-name="P62"><text:span text:style-name="T128">ב</text:span><text:span text:style-name="T101">מכרז-מיירסון, כלל-הבחירה נתון וקבוע מראש, והמטרה שלנו היא למצוא כלל-תשלום תואם, כך שהמכרז המתקבל יהיה אמיתי.</text:span><text:span text:style-name="T133"> <text:s text:c="3"/></text:span><text:span text:style-name="T101">השאלה המרכזית היא: האם </text:span><text:span text:style-name="T198">לכל </text:span><text:span text:style-name="T101">כלל-בחירה קיים כלל-תשלום תואם? התשובה היא לא, אבל </text:span><text:span text:style-name="T129">ישנם הרבה כללי-בחירה שעבורם קיים כלל-תשלום. </text:span></text:p>
      <text:p text:style-name="P69"/>
      <text:p text:style-name="P63"><text:span text:style-name="T176">הג</text:span><text:span text:style-name="T172">דרה</text:span><text:span text:style-name="T101">: כלל-בחירה נקרא </text:span><text:span text:style-name="T198">מונוטוני</text:span><text:span text:style-name="T180"> </text:span><text:span text:style-name="T101">אם, עבור כל שחקן i, הכלל הוא פונקציה מונוטונית-עולה של v</text:span><text:span text:style-name="T208">i</text:span><text:span text:style-name="T101">.</text:span></text:p>
      <text:p text:style-name="P45"><text:span text:style-name="T130">בקורס זה אנחנו עוסקים רק בכללי-בחירה בינאריים - כל שחקן נבחר או לא נבחר (אפשר גם להכליל את הרעיון לכללי-בחירה רציפים, שבהם כל שחקן יכול להיבחר בהסתברות מסויימת בין 0 ל-1, אבל במסגרת זו לא נעשה זאת). <text:s/></text:span><text:span text:style-name="T101">כלל-בחירה </text:span><text:span text:style-name="T180">בינארי</text:span><text:span text:style-name="T101"> הוא מונוטוני אם עבור כל</text:span><text:span text:style-name="T130"> שחקן</text:span><text:span text:style-name="T101"> i, אם </text:span><text:span text:style-name="T130">הוא </text:span><text:span text:style-name="T101">נבחר כשהערך שלו </text:span><text:span text:style-name="T180">x</text:span><text:span text:style-name="T101">, אז הוא נבחר גם כשהערך שלו הוא כל מספר הגדול מ-</text:span><text:span text:style-name="T180">x</text:span><text:span text:style-name="T101">.</text:span></text:p>
      <text:p text:style-name="P64"/>
      <text:p text:style-name="P65">דוגמאות לכללים מונוטוניים:</text:p>
      <text:list xml:id="list453483511" text:style-name="L5">
        <text:list-item>
          <text:p text:style-name="P105">בחר את 3 הערכים הגדולים ביותר.</text:p>
        </text:list-item>
        <text:list-item>
          <text:p text:style-name="P105">בחר את הערך הגדול ביותר, בתנאי שהוא מעל 10.</text:p>
        </text:list-item>
        <text:list-item>
          <text:p text:style-name="P105">בחר בעזרת אלגוריתם חמדני א / ב / א+ב <text:span text:style-name="T233">לבעיית התרמיל.</text:span></text:p>
        </text:list-item>
      </text:list>
      <text:p text:style-name="P65">דוגמאות לכללים לא מונוטוניים:</text:p>
      <text:list xml:id="list903309169" text:style-name="L6">
        <text:list-item>
          <text:p text:style-name="P106">בחר את הערך השני מלמעלה.</text:p>
        </text:list-item>
        <text:list-item>
          <text:p text:style-name="P106">בחר את הערך הגדול ביותר, אם הוא מתחת ל-7.</text:p>
        </text:list-item>
      </text:list>
      <text:p text:style-name="P19"/>
      <text:p text:style-name="P19"/>
      <text:p text:style-name="P63"><text:span text:style-name="T177">מש</text:span><text:span text:style-name="T172">פט מיירסון</text:span><text:span text:style-name="T101">: </text:span><text:span text:style-name="T130">מונוטוניות היא תנאי הכרחי ומספיק לאמיתיות. כלומר:</text:span></text:p>
      <text:p text:style-name="P64">(א) לכל כלל-בחירה לא-מונוטוני - אין כלל-תשלום אמיתי.</text:p>
      <text:p text:style-name="P64">(ב) לכל כלל-בחירה מונוטוני - קיים כלל-תשלום אמיתי, והוא יחיד.</text:p>
      <text:p text:style-name="P64"/>
      <text:p text:style-name="P51"><text:span text:style-name="T153">עכשיו</text:span><text:span text:style-name="T130"> </text:span><text:span text:style-name="T101">נוכיח את משפט מיירסון</text:span><text:span text:style-name="T130">, ותוך כדי </text:span><text:span text:style-name="T153">כך</text:span><text:span text:style-name="T130"> נגלה </text:span><text:span text:style-name="T134">מהו כלל-התשלום היחיד שהופך את המכרז לאמיתי</text:span><text:span text:style-name="T130">.</text:span></text:p>
      <text:p text:style-name="P76"/>
      <text:p text:style-name="P78"><text:span text:style-name="T221">הוכחת משפט מיירסון</text:span>: בהוכחה <text:span text:style-name="T220">נשתמש בסימונים הבאים:</text:span></text:p>
      <text:list xml:id="list384939653" text:style-name="L7">
        <text:list-item>
          <text:p text:style-name="P112"><text:span text:style-name="T9">כלל-הבחירה – </text:span><text:span text:style-name="T34">c - </text:span><text:span text:style-name="T9">פונקציה המקבלת כקלט את הערכים של כל המשתתפים, ומחזירה וקטור בינארי (</text:span><text:span text:style-name="T34">1 = “ברכותיי, נבחרת!”</text:span><text:span text:style-name="T36">, 0 = "לא נבחרת!"</text:span><text:span text:style-name="T34">). <text:s/>c</text:span><text:span text:style-name="T36"> הוא </text:span><text:span text:style-name="T34">נתון וקבוע.</text:span></text:p>
        </text:list-item>
        <text:list-item>
          <text:p text:style-name="P112"><text:span text:style-name="T9">כלל התשלום – </text:span><text:span text:style-name="T34">p</text:span><text:span text:style-name="T9"> - פונקציה המקבלת כקלט את הערכים של כל המשתתפים, ומחזירה וקטור מספרי של תשלומים. </text:span><text:span text:style-name="T34"><text:s/>את p אנחנו מחפשים.</text:span></text:p>
        </text:list-item>
      </text:list>
      <text:p text:style-name="P64"/>
      <text:p text:style-name="P13"><text:span text:style-name="T206">ה</text:span><text:span text:style-name="T110">תועלת של משתתף עם ערך </text:span><text:span text:style-name="T214">v</text:span><text:span text:style-name="T110"> שאומר </text:span><text:span text:style-name="T214">x</text:span><text:span text:style-name="T110"> היא:</text:span></text:p>
      <text:p text:style-name="P120">v*c(x) – p(x)</text:p>
      <text:p text:style-name="P66">במכרז אמיתי, חייב להתקיים:<text:span text:style-name="T224"> </text:span></text:p>
      <text:p text:style-name="P89">v*c(v) – p(v) <text:s/>≥ <text:s/>v*c(x) - p(x)</text:p>
      <text:p text:style-name="P53"><text:span text:style-name="T101">התועלת של משתתף עם ערך </text:span><text:span text:style-name="T213">x</text:span><text:span text:style-name="T101"> שאומר </text:span><text:span text:style-name="T213">v</text:span><text:span text:style-name="T101"> היא:</text:span><text:span text:style-name="T131"> <text:s/></text:span></text:p>
      <text:p text:style-name="P89">x*c(v) – p(v)</text:p>
      <text:p text:style-name="P73">במכרז אמיתי חייב להתקיים:<text:span text:style-name="T224"> </text:span></text:p>
      <text:p text:style-name="P89">x*c(x) – p(x) ≥ x*c(v) – p(v)</text:p>
      <text:p text:style-name="P64">מחברים את המשוואות ומקבלים:</text:p>
      <text:p text:style-name="P90">v*[c(v)–c(x)] <text:s text:c="2"/>≥ <text:s text:c="2"/>p(v)-p(x) <text:s text:c="2"/>≥ <text:s/>x*[c(v) – c(x)]</text:p>
      <text:p text:style-name="P32"/>
      <text:p text:style-name="P34">נבדוק את אי-השיוויון הזה <text:span text:style-name="T227">בשני</text:span> מצבים.</text:p>
      <text:p text:style-name="P33"/>
      <text:p text:style-name="P41"><text:soft-page-break/><text:span text:style-name="T74">מצב </text:span><text:span text:style-name="T73">א</text:span><text:span text:style-name="T59">: </text:span><text:span text:style-name="T213">c(v)=c(x)</text:span><text:span text:style-name="T191">. במקרה זה, </text:span><text:span text:style-name="T78">המשוואה המודגשת </text:span><text:span text:style-name="T80">נראית כך</text:span><text:span text:style-name="T78">:</text:span></text:p>
      <text:p text:style-name="P44"><text:span text:style-name="T225">0</text:span><text:span text:style-name="T226"> <text:s/>≥ <text:s text:c="2"/>p(v)-p(x) <text:s text:c="2"/>≥ <text:s/></text:span><text:span text:style-name="T225">0</text:span></text:p>
      <text:p text:style-name="P41"><text:span text:style-name="T193">מכאן נובע ש</text:span><text:span text:style-name="T191">: </text:span><text:span text:style-name="T213">p(v)=p(x)</text:span><text:span text:style-name="T135">. </text:span><text:span text:style-name="T137"><text:s text:c="2"/></text:span><text:span text:style-name="T136">המשמעות היא, ש</text:span><text:span text:style-name="T132">ה</text:span><text:span text:style-name="T180">תשלום של שחקן שנבחר </text:span><text:span text:style-name="T184">- </text:span><text:span text:style-name="T186">אינו </text:span><text:span text:style-name="T180">תלוי בערך שלו</text:span><text:span text:style-name="T184">, ו</text:span><text:span text:style-name="T183">גם התשלום של שחקן </text:span><text:span text:style-name="T184">שאינו </text:span><text:span text:style-name="T183">נבחר </text:span><text:span text:style-name="T184">- </text:span><text:span text:style-name="T186">אינו </text:span><text:span text:style-name="T183">תלוי בערך שלו</text:span><text:span text:style-name="T184">. </text:span><text:span text:style-name="T181">זה די </text:span><text:span text:style-name="T184">מובן </text:span><text:span text:style-name="T181">- </text:span><text:span text:style-name="T182">אילו הייתי יכול להיבחר עם שני תשלומים שונים, הייתי תמיד אומר ערך שיבטיח לי </text:span><text:span text:style-name="T185">להיבחר עם </text:span><text:span text:style-name="T182">התשלום הנמוך יותר, </text:span><text:span text:style-name="T185">ואז </text:span><text:span text:style-name="T182">המכרז לא היה אמיתי.</text:span></text:p>
      <text:p text:style-name="P80"/>
      <text:p text:style-name="P82"><text:span text:style-name="T74">מצב ב</text:span><text:span text:style-name="T59">: </text:span><text:span text:style-name="T91">c(v)&gt;c(x)</text:span><text:span text:style-name="T77">, כלומר </text:span><text:span text:style-name="T92">c(v)=1</text:span><text:span text:style-name="T77"> וגם</text:span><text:span text:style-name="T96"> c(x)=0</text:span><text:span text:style-name="T97"> (</text:span><text:span text:style-name="T80">המצב</text:span><text:span text:style-name="T97"> </text:span><text:span text:style-name="T98">c(v)</text:span><text:span text:style-name="T99">&lt;</text:span><text:span text:style-name="T98">c(x)</text:span><text:span text:style-name="T97"> </text:span><text:span text:style-name="T80">הוא סימטרי).</text:span></text:p>
      <text:p text:style-name="P82"><text:span text:style-name="T78">במקרה זה, המשוואה המודגשת </text:span><text:span text:style-name="T80">נראית כך</text:span><text:span text:style-name="T78">:</text:span></text:p>
      <text:p text:style-name="P91">v <text:s/>≥ <text:s text:c="2"/>p(v)-p(x) <text:s text:c="2"/>≥ <text:s/>x</text:p>
      <text:p text:style-name="P85">מכאן נובע ש v&gt;x, כלומר - הפונקציה c חייבת להיות מונוטונית.</text:p>
      <text:p text:style-name="P85"/>
      <text:p text:style-name="P81"><text:span text:style-name="T79">מכאן אפשר גם לחשב את כלל התשלומים. <text:s/></text:span><text:span text:style-name="T187">נניח ש-</text:span><text:span text:style-name="T217">v</text:span><text:span text:style-name="T187"> ו-</text:span><text:span text:style-name="T217">x</text:span><text:span text:style-name="T187"> הם מאד מאד קרובים - כמעט זהים</text:span><text:span text:style-name="T189">;</text:span><text:span text:style-name="T188"> הם ממש ליד ה"סף" שבו הפונקציה c מתחלפת מ-0 ל-1. x קצת מתחת לסף, ו-</text:span><text:span text:style-name="T216">v</text:span><text:span text:style-name="T188"> קצת מעל הסף.</text:span><text:span text:style-name="T189"> </text:span><text:span text:style-name="T192">אז, שני צדדי המשוואה כמעט שוים, ולכן גם </text:span><text:span text:style-name="T190">ההפרש </text:span><text:span text:style-name="T213">p(v)-p(x)</text:span><text:span text:style-name="T101"> </text:span><text:span text:style-name="T138">כמעט שווה להם.</text:span><text:span text:style-name="T139"> <text:s text:c="2"/></text:span><text:span text:style-name="T138">מכאן, שההפרש </text:span><text:span text:style-name="T190"><text:s/></text:span><text:span text:style-name="T215">p(v)-p(x)</text:span><text:span text:style-name="T138"> <text:s/>חייב להיות שווה ל</text:span><text:span text:style-name="T201">ערך הסף </text:span><text:span text:style-name="T138">- </text:span><text:span text:style-name="T101">הערך שבו</text:span><text:span text:style-name="T139"> הפונקציה</text:span><text:span text:style-name="T219"> </text:span><text:span text:style-name="T218">c</text:span><text:span text:style-name="T101"> מתחלפת מ-0 ל-1.</text:span></text:p>
      <text:p text:style-name="P38"/>
      <text:p text:style-name="P83"><text:span text:style-name="T82">שימו לב: ערך-הסף יכול להיות זהה לכל השחקנים, אבל יכול להיות גם שונה משחקן לשחקן. </text:span><text:span text:style-name="T76">דוגמאות:</text:span></text:p>
      <text:list xml:id="list4224009279" text:style-name="L8">
        <text:list-item>
          <text:p text:style-name="P93"><text:span text:style-name="T76">אם הכלל הוא "בחר את כל הערכים הגדולים מ-10", אז ערך-הסף </text:span><text:span text:style-name="T83">לכל השחקנים </text:span><text:span text:style-name="T76">הוא 10.</text:span></text:p>
        </text:list-item>
        <text:list-item>
          <text:p text:style-name="P97">אם הכלל הוא "בחר את 3 הערכים הגבוהים ביותר", אז ערך-הסף של כל שחקן שנבחר הוא הערך של השחקן הרביעי.</text:p>
        </text:list-item>
        <text:list-item>
          <text:p text:style-name="P94"><text:span text:style-name="T81">א</text:span><text:span text:style-name="T76">ם הכלל הוא "הרץ אלגוריתם חמדני </text:span><text:span text:style-name="T84">ב</text:span><text:span text:style-name="T76">" - </text:span><text:span text:style-name="T84">אז ערך-הסף של כל שחקן יהיה תלוי במשקל שלו (נראה בהמשך).</text:span></text:p>
        </text:list-item>
      </text:list>
      <text:p text:style-name="P86"/>
      <text:p text:style-name="P84"><text:span text:style-name="T88">הוכחנו שיש רק כלל-תשלום יחיד שהוא </text:span><text:span text:style-name="T75">מועמד </text:span><text:span text:style-name="T88">להיות אמיתי. המכרז עם כלל-התשלום הזה נראה כך:</text:span></text:p>
      <text:list xml:id="list143196838" text:style-name="L9">
        <text:list-item>
          <text:p text:style-name="P95"><text:span text:style-name="T76">כלל-הבחירה </text:span><text:span text:style-name="T89">הנתון </text:span><text:span text:style-name="T76">קובע, עבור כל שחקן</text:span><text:span text:style-name="T90">i</text:span><text:span text:style-name="T76">, ערך-סף מסויים</text:span><text:span text:style-name="T93"> t</text:span><text:span text:style-name="T211">i</text:span><text:span text:style-name="T85">.</text:span></text:p>
        </text:list-item>
        <text:list-item>
          <text:p text:style-name="P96"><text:span text:style-name="T76">אם</text:span><text:span text:style-name="T93"> </text:span><text:span text:style-name="T94">v</text:span><text:span text:style-name="T212">i</text:span><text:span text:style-name="T94"> &gt; t</text:span><text:span text:style-name="T212">i</text:span><text:span text:style-name="T85">, אז</text:span><text:span text:style-name="T86"> </text:span><text:span text:style-name="T87">השחקן נבחר ומשלם </text:span><text:span text:style-name="T93">t</text:span><text:span text:style-name="T211">i</text:span><text:span text:style-name="T95">.</text:span></text:p>
        </text:list-item>
        <text:list-item>
          <text:p text:style-name="P98">אחרת, השחקן לא נבחר ולא משלם.</text:p>
        </text:list-item>
      </text:list>
      <text:p text:style-name="P39"/>
      <text:p text:style-name="P52"><text:span text:style-name="T101">נשאר להוכיח</text:span><text:span text:style-name="T143">,</text:span><text:span text:style-name="T142"> ש</text:span><text:span text:style-name="T101">כלל</text:span><text:span text:style-name="T143">-</text:span><text:span text:style-name="T140">התש</text:span><text:span text:style-name="T141">לום</text:span><text:span text:style-name="T101"> </text:span><text:span text:style-name="T143">הזה </text:span><text:span text:style-name="T101">הוא אמיתי.</text:span><text:span text:style-name="T143"> הנה ה</text:span><text:span text:style-name="T171">הוכחה</text:span><text:span text:style-name="T101">:</text:span></text:p>
      <text:list xml:id="list405095381" text:style-name="L10">
        <text:list-item>
          <text:p text:style-name="P113"><text:span text:style-name="T9">אם נבחרת</text:span><text:span text:style-name="T23">, ותכריז מעל </text:span><text:span text:style-name="T45">t</text:span><text:span text:style-name="T39">i</text:span><text:span text:style-name="T45"> </text:span><text:span text:style-name="T23">- </text:span><text:span text:style-name="T9">כלום לא ישתנה</text:span><text:span text:style-name="T22">, אתה עדיין תיבחר ותשלם את אותו ערך.</text:span></text:p>
        </text:list-item>
        <text:list-item>
          <text:p text:style-name="P114"><text:span text:style-name="T22">אם לא נבחרת</text:span><text:span text:style-name="T24">, ותכריז מתחת ל </text:span><text:span text:style-name="T45">t</text:span><text:span text:style-name="T39">i</text:span><text:span text:style-name="T45"> </text:span><text:span text:style-name="T24">-</text:span><text:span text:style-name="T22"> כלום לא ישתנה, אתה עדיין לא תיבחר ולא תשלם.</text:span></text:p>
        </text:list-item>
        <text:list-item>
          <text:p text:style-name="P115"><text:span text:style-name="T22">אם נבחרת</text:span><text:span text:style-name="T25">,</text:span><text:span text:style-name="T22"> ותכריז </text:span><text:span text:style-name="T25">מתחת ל-</text:span><text:span text:style-name="T46">t</text:span><text:span text:style-name="T41">i</text:span><text:span text:style-name="T23"> </text:span><text:span text:style-name="T25">- אתה לא תיבחר והתועלת שלך תהיה</text:span><text:span text:style-name="T26"> </text:span><text:span text:style-name="T25">0, בעוד שקודם לכן התועלת שלך היתה חיובית (כי</text:span><text:span text:style-name="T44"> </text:span><text:span text:style-name="T2">v</text:span><text:span text:style-name="T40">i</text:span><text:span text:style-name="T2"> &gt; t</text:span><text:span text:style-name="T40">i</text:span><text:span text:style-name="T25">).</text:span></text:p>
        </text:list-item>
        <text:list-item>
          <text:p text:style-name="P118"><text:span text:style-name="T25">א</text:span><text:span text:style-name="T9">ם לא נבחרת, ותכריז מעל</text:span><text:span text:style-name="T42"> </text:span><text:span text:style-name="T43">t</text:span><text:span text:style-name="T38">i</text:span><text:span text:style-name="T23"> </text:span><text:span text:style-name="T9">- אתה תיבחר ותשלם</text:span><text:span text:style-name="T42"> </text:span><text:span text:style-name="T43">t</text:span><text:span text:style-name="T38">i</text:span><text:span text:style-name="T9">, והתועלת שלך תהיה שלילית (כי</text:span><text:span text:style-name="T42"> </text:span><text:span text:style-name="T2">v</text:span><text:span text:style-name="T40">i</text:span><text:span text:style-name="T2"> </text:span><text:span text:style-name="T1">&lt;</text:span><text:span text:style-name="T2"> t</text:span><text:span text:style-name="T40">i</text:span><text:span text:style-name="T9">).</text:span></text:p>
        </text:list-item>
      </text:list>
      <text:p text:style-name="P64">***</text:p>
      <text:p text:style-name="P30"/>
      <text:p text:style-name="P30"/>
      <text:p text:style-name="Heading_20_2">מכרז מיירסון למילוי תרמיל</text:p>
      <text:p text:style-name="P35">עכשיו נחזור לבעיית התרמיל ונפתור אותה בעזרת מכרז מיירסון. </text:p>
      <text:p text:style-name="P42"><text:span text:style-name="T60">אנחנו מניחים ש</text:span><text:span text:style-name="T110">המשקל של כל משתתף ידוע</text:span><text:span text:style-name="T144">; </text:span><text:span text:style-name="T110">כל משתתף צריך להגיד רק את הערך שלו.</text:span></text:p>
      <text:p text:style-name="P43"><text:span text:style-name="T110">נ</text:span><text:span text:style-name="T101">בדוק כמה כללי-בחירה אפשריים.</text:span></text:p>
      <text:p text:style-name="P40"/>
      <text:p text:style-name="P42"><text:span text:style-name="T203">אלגוריתם חמדני א</text:span><text:span text:style-name="T144">: </text:span><text:span text:style-name="T101">סדר את החפצים בסדר יורד של הערך</text:span><text:span text:style-name="T144">, ו</text:span><text:span text:style-name="T101">בחר חפצים לפי הסדר עד שהתרמיל מתמלא.</text:span><text:span text:style-name="T144"> <text:s text:c="2"/>האלגוריתם הזה הוא לא כל כך יעיל, אבל הוא מונוטוני! שחקן שמגדיל את הערך שלו, רק מגדיל את סיכוייו להיבחר. <text:s/>לכן אפשר להשתמש במכרז מיירסון. </text:span><text:span text:style-name="T145">לדוגמה, אם </text:span><text:span text:style-name="T146">יש 51 חפצים עם </text:span><text:span text:style-name="T145">הערכים </text:span><text:span text:style-name="T146">הבאים</text:span><text:span text:style-name="T145">:</text:span></text:p>
      <text:p text:style-name="P87"><text:soft-page-break/><text:span text:style-name="T171">$100/100k</text:span><text:span text:style-name="T101">, $20/2k, $20/2k, $20/2k … </text:span></text:p>
      <text:p text:style-name="P64"><text:span text:style-name="T228">אז רק </text:span>הראשון <text:span text:style-name="T229">נבחר, והוא </text:span>משלם את <text:span text:style-name="T222">ערך הסף </text:span>שלו<text:span text:style-name="T230">, שהוא </text:span>$20<text:span text:style-name="T228"> (כי אם היה אומר פחות מ-$20, הכלל לא היה בוחר אותו).</text:span></text:p>
      <text:p text:style-name="P64"/>
      <text:p text:style-name="P64"/>
      <text:p text:style-name="P54"><text:span text:style-name="T203">אלגוריתם חמדני ב</text:span><text:span text:style-name="T101">:</text:span><text:span text:style-name="T147"> </text:span><text:span text:style-name="T101">סדר את החפצים בסדר יורד של </text:span><text:span text:style-name="T171">ערך/משקל</text:span><text:span text:style-name="T147">, ו</text:span><text:span text:style-name="T101">בחר חפצים לפי הסדר עד שהתרמיל מתמלא.</text:span><text:span text:style-name="T148"> <text:s text:c="2"/>גם </text:span><text:span text:style-name="T144">האלגוריתם הזה הוא מונוטוני</text:span><text:span text:style-name="T148"> - </text:span><text:span text:style-name="T144">שחקן שמגדיל את הערך שלו</text:span><text:span text:style-name="T148"> (כשהמשקל נשאר קבוע)</text:span><text:span text:style-name="T144">, רק מגדיל את סיכוייו להיבחר. </text:span><text:span text:style-name="T149">נשתמש </text:span><text:span text:style-name="T144">במכרז מיירסון. </text:span><text:span text:style-name="T145">לדוגמה, אם </text:span><text:span text:style-name="T146">יש </text:span><text:span text:style-name="T150">3</text:span><text:span text:style-name="T146"> חפצים עם </text:span><text:span text:style-name="T145">הערכים </text:span><text:span text:style-name="T146">הבאים</text:span><text:span text:style-name="T145">:</text:span></text:p>
      <text:p text:style-name="P87"><text:span text:style-name="T172">$20/2k, </text:span><text:span text:style-name="T178">$5/1k, </text:span><text:span text:style-name="T101">$100/100k.</text:span></text:p>
      <text:p text:style-name="P70">שני הראשונים נבחרים, והפעם לכל אחד יש ערך-סף שונה:</text:p>
      <text:list xml:id="list3459910813" text:style-name="L11">
        <text:list-item>
          <text:p text:style-name="P116"><text:span text:style-name="T20">ערך-הסף של </text:span><text:span text:style-name="T18">הראשון </text:span><text:span text:style-name="T19">הוא</text:span><text:span text:style-name="T9"> $2</text:span><text:span text:style-name="T19"> </text:span><text:span text:style-name="T20">- </text:span><text:span text:style-name="T19">כי אילו היה אומר פחות מ-$2, יחס ערך/משקל שלו היה קטן משל </text:span><text:span text:style-name="T21">החפץ השלישי</text:span><text:span text:style-name="T19">, והוא לא היה נבחר</text:span><text:span text:style-name="T21">.</text:span></text:p>
        </text:list-item>
        <text:list-item>
          <text:p text:style-name="P108">ערך-הסף של השני הוא $1 - מאותה סיבה.</text:p>
        </text:list-item>
      </text:list>
      <text:p text:style-name="P22">לכן הראשון ישלם $2 והשני ישלם $1.</text:p>
      <text:p text:style-name="P109">מעניין שהתשלום של כל שחקן פרופורציונלי למשקל שלו – יש כאן הגינות מסויימת (אם-כי האלגוריתם לא נועד בהכרח להיות הוגן).</text:p>
      <text:p text:style-name="P30"/>
      <text:p text:style-name="P11"><text:span text:style-name="T204">אל</text:span><text:span text:style-name="T203">גוריתם א+ב</text:span><text:span text:style-name="T101">: הפעל את שני האלגוריתמים החמדניים. בחר את התוצאה עם הסכום הגבוה.</text:span></text:p>
      <text:p text:style-name="P21">גם האלגוריתם הזה מונוטוני. הנה כמה דוגמאות לתוצאה של מכרז מיירסון:</text:p>
      <text:p text:style-name="P87"><text:span text:style-name="T171">$54/52k</text:span><text:span text:style-name="T101">, $52/51k, $49/49k</text:span></text:p>
      <text:p text:style-name="P64">הראשון זוכה ומשלם: <text:s text:c="2"/>$52 * (52k/51k)</text:p>
      <text:p text:style-name="P88">$100/100k, <text:s/>$20/2k, <text:s/>$20/2k</text:p>
      <text:p text:style-name="P64">הראשון זוכה ומשלם $40. <text:s/></text:p>
      <text:p text:style-name="P88">$100/100k, $60/2k, <text:s/>$60/2k</text:p>
      <text:p text:style-name="P64">שני האחרונים זוכים ומשלמים: <text:span text:style-name="T234">כמה</text:span>? <text:span text:style-name="T234">(תרגיל כיתה)</text:span></text:p>
      <text:p text:style-name="P30"/>
      <text:p text:style-name="P5"><text:span text:style-name="T48">סיכום: ויקרי-קלארק-גרובס לעומת מי</text:span><text:span text:style-name="T47">ירסון</text:span></text:p>
      <text:p text:style-name="P36">ראינו שתי דרכים לבנות מכרזים אמיתיים - לכל דרך יש יתרונות וחסרונות:</text:p>
      <text:list xml:id="list494220081" text:style-name="L12">
        <text:list-item>
          <text:p text:style-name="P99">היתרון של וק"ג - שהוא <text:span text:style-name="T231">עובד גם כשהשחקנים הם </text:span><text:span text:style-name="T223">רב-פרמטריים</text:span><text:span text:style-name="T231"> - יש להם הרבה ערכים שונים (למשל בבעיית בחירת המסעדות - לכל שחקן יש ערך לכל מסעדה). <text:s/>החסרון של וק"ג - שכלל-הבחירה היחיד שהוא יודע לעבוד איתו זה כלל "מיקסום סכום הערכים".</text:span></text:p>
        </text:list-item>
        <text:list-item>
          <text:p text:style-name="P100">היתרון של מיירסון - שהוא עובד עם כל כלל-בחירה מונוטוני; החיסרון שלו - שהוא יודע לעבוד רק עם שחקנים <text:span text:style-name="T222">חד-פרמטריים </text:span>- לכל שחקן יש רק מספר אחד המציין את הערך שלו ל"היבחרות". הוא לא יכול לפתור בעיות עם שחקנים רב-פרמטריים.</text:p>
        </text:list-item>
      </text:list>
      <text:p text:style-name="P37">האם אפשר לשלב את היתרונות של שני המכרזים? האם אפשר לתכנן מכרז שעובד עם כלל-בחירה מגוון (לא מיקסום סכום הערכים), וגם עם שחקנים רב-פרמטריים? זו אחת השאלות הפתוחות החשובות ביותר <text:span text:style-name="T232">בתחום.</text:span></text:p>
      <text:p text:style-name="P30"/>
      <text:p text:style-name="P92"/>
      <text:p text:style-name="P6">סיכם: אראל סגל-הלוי.</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Quot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6</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4-11T19:56:57.491296598</dc:date>
    <meta:editing-duration>P10DT3H24M10S</meta:editing-duration>
    <meta:editing-cycles>1428</meta:editing-cycles>
    <meta:document-statistic meta:table-count="0" meta:image-count="0" meta:object-count="0" meta:page-count="6" meta:paragraph-count="133" meta:word-count="2575" meta:character-count="13989" meta:non-whitespace-character-count="11487"/>
  </office:meta>
</office:document-meta>
</file>